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Lato" svg:font-family="Lato, apple-system, BlinkMacSystemFont, 'Segoe UI', Roboto, Oxygen, Ubuntu, Cantarell, 'Fira Sans', 'Droid Sans', 'Helvetica Neue', sans-serif"/>
    <style:font-face style:name="Lato1" svg:font-family="Lato, sans-serif"/>
    <style:font-face style:name="SFMono-Regular" svg:font-family="SFMono-Regular, Consolas, 'Roboto Mono', 'Droid Sans Mono', 'Liberation Mono', Menlo, Courier,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line-height-at-least="0.198in"/>
      <style:text-properties fo:color="#000000" style:font-name="Consolas" fo:font-size="10.5pt" fo:font-weight="normal" fo:background-color="#fffffe"/>
    </style:style>
    <style:style style:name="P2" style:family="paragraph" style:parent-style-name="Standard">
      <style:paragraph-properties style:line-height-at-least="0.198in"/>
      <style:text-properties fo:color="#000000" style:font-name="Consolas" fo:font-size="10.5pt" fo:font-weight="normal" officeooo:paragraph-rsid="001de962" fo:background-color="#fffffe"/>
    </style:style>
    <style:style style:name="P3" style:family="paragraph" style:parent-style-name="Standard">
      <style:paragraph-properties style:line-height-at-least="0.198in"/>
      <style:text-properties fo:color="#000000" style:font-name="Consolas" fo:font-size="10.5pt" fo:font-weight="normal" officeooo:rsid="001de962" officeooo:paragraph-rsid="001de962" fo:background-color="#fffffe"/>
    </style:style>
    <style:style style:name="P4" style:family="paragraph" style:parent-style-name="Standard">
      <style:paragraph-properties style:line-height-at-least="0.198in"/>
      <style:text-properties fo:color="#000000" style:font-name="Consolas" fo:font-size="10.5pt" fo:font-weight="normal" officeooo:rsid="001de962" officeooo:paragraph-rsid="001e6fbb" fo:background-color="#fffffe" style:font-size-asian="15.75pt" style:font-size-complex="18pt"/>
    </style:style>
    <style:style style:name="P5" style:family="paragraph" style:parent-style-name="Standard">
      <style:paragraph-properties style:line-height-at-least="0.198in"/>
      <style:text-properties fo:color="#000000" style:font-name="Consolas" fo:font-size="18pt" fo:font-weight="normal" officeooo:rsid="001de962" officeooo:paragraph-rsid="001e6fbb" fo:background-color="#fffffe" style:font-size-asian="15.75pt" style:font-size-complex="18pt"/>
    </style:style>
    <style:style style:name="P6" style:family="paragraph" style:parent-style-name="Standard">
      <style:paragraph-properties style:line-height-at-least="0.198in"/>
      <style:text-properties fo:color="#008000" style:font-name="Consolas" fo:font-size="10.5pt" fo:font-weight="normal" fo:background-color="#fffffe"/>
    </style:style>
    <style:style style:name="P7" style:family="paragraph" style:parent-style-name="Standard">
      <style:text-properties fo:color="#008000" style:font-name="Consolas" fo:font-size="10.5pt" fo:font-weight="normal" fo:background-color="#fffffe" style:font-size-asian="15.75pt" style:font-size-complex="18pt"/>
    </style:style>
    <style:style style:name="P8" style:family="paragraph" style:parent-style-name="Standard">
      <style:text-properties fo:color="#008000" style:font-name="Consolas" fo:font-size="10.5pt" fo:font-weight="normal" fo:background-color="#fffffe" style:font-size-asian="18pt" style:font-size-complex="18pt"/>
    </style:style>
    <style:style style:name="P9" style:family="paragraph" style:parent-style-name="Standard">
      <style:paragraph-properties style:line-height-at-least="0.198in"/>
      <style:text-properties fo:color="#008000" style:font-name="Consolas" fo:font-size="10.5pt" fo:font-weight="normal" officeooo:rsid="001de962" officeooo:paragraph-rsid="001de962" fo:background-color="#fffffe"/>
    </style:style>
    <style:style style:name="P10" style:family="paragraph" style:parent-style-name="Standard">
      <style:paragraph-properties style:line-height-at-least="0.198in"/>
    </style:style>
    <style:style style:name="P11" style:family="paragraph" style:parent-style-name="Standard">
      <style:text-properties fo:font-size="18pt" style:font-size-asian="15.75pt" style:font-size-complex="18pt"/>
    </style:style>
    <style:style style:name="P12" style:family="paragraph" style:parent-style-name="Standard">
      <style:text-properties fo:font-size="18pt" style:font-size-asian="18pt" style:font-size-complex="18pt"/>
    </style:style>
    <style:style style:name="P13" style:family="paragraph" style:parent-style-name="Standard">
      <style:paragraph-properties style:line-height-at-least="0.198in"/>
      <style:text-properties fo:color="#00107e" style:font-name="Consolas" fo:font-size="10.5pt" fo:font-weight="normal" fo:background-color="#fffffe"/>
    </style:style>
    <style:style style:name="P14" style:family="paragraph" style:parent-style-name="Standard">
      <style:paragraph-properties style:line-height-at-least="0.198in"/>
      <style:text-properties fo:font-variant="normal" fo:text-transform="none" fo:color="#000000" style:font-name="Consolas" fo:font-size="10.5pt" fo:letter-spacing="normal" fo:font-style="normal" fo:font-weight="normal" officeooo:rsid="001de962" officeooo:paragraph-rsid="001e6fbb" fo:background-color="#fffffe" style:font-size-asian="18pt" style:font-size-complex="18pt"/>
    </style:style>
    <style:style style:name="P15" style:family="paragraph" style:parent-style-name="Standard">
      <style:paragraph-properties style:line-height-at-least="0.198in"/>
      <style:text-properties fo:font-variant="normal" fo:text-transform="none" fo:color="#000000" style:font-name="Consolas" fo:font-size="10.5pt" fo:letter-spacing="normal" fo:font-style="normal" fo:font-weight="normal" officeooo:rsid="001de962" officeooo:paragraph-rsid="00219bfb" fo:background-color="#fffffe" style:font-size-asian="18pt" style:font-size-complex="18pt"/>
    </style:style>
    <style:style style:name="P16" style:family="paragraph" style:parent-style-name="Text_20_body">
      <style:text-properties fo:font-variant="normal" fo:text-transform="none" fo:color="#485768" style:font-name="Lato" fo:font-size="18pt" fo:letter-spacing="normal" fo:font-style="normal" fo:font-weight="normal" style:font-size-asian="15.75pt" style:font-size-complex="18pt"/>
    </style:style>
    <style:style style:name="P17" style:family="paragraph" style:parent-style-name="Text_20_body">
      <style:paragraph-properties style:line-height-at-least="0.198in"/>
      <style:text-properties fo:font-variant="normal" fo:text-transform="none" fo:color="#485768" style:font-name="Lato" fo:font-size="18pt" fo:letter-spacing="normal" fo:font-style="normal" fo:font-weight="normal" officeooo:rsid="001de962" officeooo:paragraph-rsid="001e6fbb" fo:background-color="#fffffe" style:font-size-asian="18pt" style:font-size-complex="18pt"/>
    </style:style>
    <style:style style:name="P18" style:family="paragraph" style:parent-style-name="Text_20_body">
      <style:paragraph-properties style:line-height-at-least="0.198in"/>
      <style:text-properties fo:font-variant="normal" fo:text-transform="none" fo:color="#485768" style:font-name="Lato" fo:font-size="18pt" fo:letter-spacing="normal" fo:font-style="normal" fo:font-weight="normal" officeooo:rsid="001de962" officeooo:paragraph-rsid="00219bfb" fo:background-color="#fffffe" style:font-size-asian="18pt" style:font-size-complex="18pt"/>
    </style:style>
    <style:style style:name="P1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485768" style:font-name="Lato1" fo:font-size="13.5pt" fo:letter-spacing="normal" fo:font-style="normal" fo:font-weight="normal"/>
    </style:style>
    <style:style style:name="P20" style:family="paragraph" style:parent-style-name="Heading_20_2">
      <style:paragraph-properties fo:margin-left="0in" fo:margin-right="0in" fo:margin-top="0in" fo:margin-bottom="0in" loext:contextual-spacing="false" fo:line-height="110%" fo:text-align="center" style:justify-single-word="false" fo:orphans="2" fo:widows="2" fo:text-indent="0in" style:auto-text-indent="false" fo:padding="0in" fo:border="none"/>
      <style:text-properties fo:font-variant="normal" fo:text-transform="none" fo:color="#485768" style:font-name="Lato" fo:font-size="18pt" fo:letter-spacing="normal" fo:font-style="normal" fo:font-weight="normal" style:font-size-asian="18pt" style:font-size-complex="18pt"/>
    </style:style>
    <style:style style:name="P21" style:family="paragraph" style:parent-style-name="Text_20_body">
      <style:paragraph-properties fo:margin-left="0in" fo:margin-right="0in" fo:margin-top="0in" fo:margin-bottom="0in" loext:contextual-spacing="false" fo:line-height="145%" fo:orphans="2" fo:widows="2" fo:text-indent="0in" style:auto-text-indent="false" fo:padding="0in" fo:border="none"/>
    </style:style>
    <style:style style:name="P22" style:family="paragraph" style:parent-style-name="Text_20_body">
      <style:paragraph-properties fo:margin-left="0in" fo:margin-right="0in" fo:margin-top="0in" fo:margin-bottom="0in" loext:contextual-spacing="false" fo:line-height="145%" fo:orphans="2" fo:widows="2" fo:text-indent="0in" style:auto-text-indent="false" fo:padding="0in" fo:border="none"/>
      <style:text-properties fo:font-variant="normal" fo:text-transform="none" fo:color="#485768" style:font-name="Lato1" fo:font-size="12pt" fo:letter-spacing="normal" fo:font-style="normal" fo:font-weight="normal"/>
    </style:style>
    <style:style style:name="P23" style:family="paragraph" style:parent-style-name="Standard">
      <style:paragraph-properties fo:margin-left="0in" fo:margin-right="0in" fo:margin-top="0in" fo:margin-bottom="0in" loext:contextual-spacing="false" fo:line-height="145%" fo:orphans="2" fo:widows="2" fo:text-indent="0in" style:auto-text-indent="false" fo:padding="0in" fo:border="none"/>
      <style:text-properties fo:font-variant="normal" fo:text-transform="none" fo:color="#485768" style:font-name="Lato1" fo:font-size="12pt" fo:letter-spacing="normal" fo:font-style="normal" fo:font-weight="normal" fo:background-color="#fffffe"/>
    </style:style>
    <style:style style:name="P24" style:family="paragraph" style:parent-style-name="Text_20_body">
      <style:paragraph-properties fo:margin-left="0.0311in" fo:margin-right="0in" fo:margin-top="0.1563in" fo:margin-bottom="0.0972in" loext:contextual-spacing="false" fo:orphans="2" fo:widows="2" fo:text-indent="0in" style:auto-text-indent="false"/>
    </style:style>
    <style:style style:name="P25" style:family="paragraph" style:parent-style-name="Horizontal_20_Line">
      <style:paragraph-properties fo:orphans="2" fo:widows="2"/>
    </style:style>
    <style:style style:name="P26" style:family="paragraph" style:parent-style-name="Heading_20_2">
      <style:text-properties fo:font-variant="normal" fo:text-transform="none" fo:color="#485768" style:font-name="Lato" fo:font-size="20pt" fo:letter-spacing="normal" fo:font-style="normal" fo:font-weight="normal" style:font-size-asian="20pt" style:font-size-complex="20pt"/>
    </style:style>
    <style:style style:name="P27" style:family="paragraph" style:parent-style-name="Heading_20_2">
      <style:text-properties fo:font-variant="normal" fo:text-transform="none" fo:color="#485768" style:font-name="Lato" fo:font-size="18pt" fo:letter-spacing="normal" fo:font-style="normal" fo:font-weight="normal" style:font-size-asian="15.75pt" style:font-size-complex="18pt"/>
    </style:style>
    <style:style style:name="P28" style:family="paragraph" style:parent-style-name="Heading_20_2">
      <style:paragraph-properties style:line-height-at-least="0.198in"/>
      <style:text-properties fo:font-variant="normal" fo:text-transform="none" fo:color="#485768" style:font-name="Lato" fo:font-size="18pt" fo:letter-spacing="normal" fo:font-style="normal" fo:font-weight="normal" officeooo:rsid="001de962" officeooo:paragraph-rsid="001de962" fo:background-color="#fffffe" style:font-size-asian="15.75pt" style:font-size-complex="18pt"/>
    </style:style>
    <style:style style:name="P29" style:family="paragraph" style:parent-style-name="Heading_20_2">
      <style:paragraph-properties style:line-height-at-least="0.198in"/>
      <style:text-properties fo:font-variant="normal" fo:text-transform="none" fo:color="#485768" style:font-name="Lato" fo:letter-spacing="normal" fo:font-style="normal" fo:font-weight="normal"/>
    </style:style>
    <style:style style:name="P30" style:family="paragraph" style:parent-style-name="Heading_20_2">
      <style:paragraph-properties style:line-height-at-least="0.198in"/>
      <style:text-properties fo:color="#000000" style:font-name="Consolas" fo:font-size="10.5pt" fo:font-weight="normal" officeooo:rsid="001de962" officeooo:paragraph-rsid="001de962" fo:background-color="#fffffe"/>
    </style:style>
    <style:style style:name="P31" style:family="paragraph" style:parent-style-name="Standard">
      <style:paragraph-properties fo:margin-top="0in" fo:margin-bottom="0.1965in" loext:contextual-spacing="false" style:line-height-at-least="0.198in"/>
    </style:style>
    <style:style style:name="P32" style:family="paragraph" style:parent-style-name="Heading_20_2">
      <style:paragraph-properties style:line-height-at-least="0.198in"/>
      <style:text-properties fo:font-variant="normal" fo:text-transform="none" fo:color="#485768" style:font-name="Lato1" fo:font-size="18pt" fo:letter-spacing="normal" fo:font-style="normal" fo:font-weight="normal" officeooo:rsid="001de962" officeooo:paragraph-rsid="001e6fbb" fo:background-color="#fffffe" style:font-size-asian="18pt" style:font-size-complex="18pt"/>
    </style:style>
    <style:style style:name="P33" style:family="paragraph" style:parent-style-name="Heading_20_2">
      <style:text-properties fo:font-variant="normal" fo:text-transform="none" fo:color="#485768" style:font-name="Lato" fo:font-size="18pt" fo:letter-spacing="normal" fo:font-style="normal" fo:font-weight="normal" style:font-size-asian="15.75pt" style:font-size-complex="18pt"/>
    </style:style>
    <style:style style:name="P34" style:family="paragraph" style:parent-style-name="Heading_20_2">
      <style:text-properties fo:font-variant="normal" fo:text-transform="none" fo:color="#485768" style:font-name="Lato" fo:font-size="18pt" fo:letter-spacing="normal" fo:font-style="normal" fo:font-weight="normal" officeooo:rsid="0026de0a" officeooo:paragraph-rsid="0026de0a" style:font-size-asian="15.75pt" style:font-size-complex="18pt"/>
    </style:style>
    <style:style style:name="P35" style:family="paragraph" style:parent-style-name="Standard">
      <style:paragraph-properties style:line-height-at-least="0.198in"/>
      <style:text-properties fo:color="#008000" style:font-name="Consolas" fo:font-size="10.5pt" fo:font-weight="normal" fo:background-color="#fffffe"/>
    </style:style>
    <style:style style:name="P36" style:family="paragraph" style:parent-style-name="Standard">
      <style:paragraph-properties style:line-height-at-least="0.198in"/>
      <style:text-properties fo:color="#008000" style:font-name="Consolas" fo:font-size="10.5pt" fo:font-weight="normal" officeooo:paragraph-rsid="001dac62" fo:background-color="#fffffe"/>
    </style:style>
    <style:style style:name="P37" style:family="paragraph" style:parent-style-name="Standard">
      <style:text-properties fo:color="#008000" style:font-name="Consolas" fo:font-size="10.5pt" fo:font-weight="normal" officeooo:rsid="0026de0a" officeooo:paragraph-rsid="0027c893" fo:background-color="#fffffe" style:font-size-asian="15.75pt" style:font-size-complex="18pt"/>
    </style:style>
    <style:style style:name="P38" style:family="paragraph" style:parent-style-name="Standard">
      <style:paragraph-properties style:line-height-at-least="0.198in"/>
      <style:text-properties fo:font-variant="normal" fo:text-transform="none" fo:color="#008000" style:font-name="Consolas" fo:font-size="18pt" fo:letter-spacing="normal" fo:font-style="normal" fo:font-weight="normal" officeooo:paragraph-rsid="001dac62" fo:background-color="#fffffe" style:font-size-asian="18pt" style:font-size-complex="18pt"/>
    </style:style>
    <style:style style:name="P39" style:family="paragraph" style:parent-style-name="Standard">
      <style:text-properties fo:font-variant="normal" fo:text-transform="none" fo:color="#485768" style:font-name="Lato" fo:font-size="18pt" fo:letter-spacing="normal" fo:font-style="normal" fo:font-weight="normal" style:font-size-asian="18pt" style:font-size-complex="18pt"/>
    </style:style>
    <style:style style:name="P40" style:family="paragraph" style:parent-style-name="Standard">
      <style:paragraph-properties style:line-height-at-least="0.198in"/>
      <style:text-properties fo:font-variant="normal" fo:text-transform="none" fo:color="#485768" style:font-name="Lato" fo:font-size="18pt" fo:letter-spacing="normal" fo:font-style="normal" fo:font-weight="normal" officeooo:paragraph-rsid="001dac62" style:font-size-asian="18pt" style:font-size-complex="18pt"/>
    </style:style>
    <style:style style:name="P41" style:family="paragraph" style:parent-style-name="Standard">
      <style:paragraph-properties style:line-height-at-least="0.198in"/>
      <style:text-properties fo:font-variant="normal" fo:text-transform="none" fo:color="#485768" style:font-name="Lato1" fo:font-size="12pt" fo:letter-spacing="normal" fo:font-style="normal" fo:font-weight="normal" officeooo:rsid="001de962" officeooo:paragraph-rsid="001e6fbb" fo:background-color="#fffffe" style:font-size-asian="15.75pt" style:font-size-complex="18pt"/>
    </style:style>
    <style:style style:name="P42" style:family="paragraph" style:parent-style-name="Standard">
      <style:paragraph-properties style:line-height-at-least="0.198in"/>
      <style:text-properties fo:color="#000000" style:font-name="Consolas" fo:font-size="10.5pt" fo:font-weight="normal" fo:background-color="#fffffe"/>
    </style:style>
    <style:style style:name="P43" style:family="paragraph" style:parent-style-name="Standard">
      <style:paragraph-properties style:line-height-at-least="0.198in"/>
      <style:text-properties fo:color="#000000" style:font-name="Consolas" fo:font-size="10.5pt" fo:font-weight="normal" officeooo:paragraph-rsid="00219bfb" fo:background-color="#fffffe"/>
    </style:style>
    <style:style style:name="P44" style:family="paragraph" style:parent-style-name="Standard">
      <style:text-properties fo:color="#000000" style:font-name="Consolas" fo:font-size="10.5pt" fo:font-weight="normal" fo:background-color="#fffffe" style:font-size-asian="15.75pt" style:font-size-complex="18pt"/>
    </style:style>
    <style:style style:name="P45" style:family="paragraph" style:parent-style-name="Standard">
      <style:text-properties fo:color="#000000" style:font-name="Consolas" fo:font-size="10.5pt" fo:font-weight="normal" officeooo:rsid="0026de0a" officeooo:paragraph-rsid="0026de0a" fo:background-color="#fffffe" style:font-size-asian="15.75pt" style:font-size-complex="18pt"/>
    </style:style>
    <style:style style:name="P46" style:family="paragraph" style:parent-style-name="Standard">
      <style:text-properties fo:color="#000000" style:font-name="Consolas" fo:font-size="10.5pt" fo:font-weight="normal" fo:background-color="#fffffe" style:font-size-asian="18pt" style:font-size-complex="18pt"/>
    </style:style>
    <style:style style:name="P47" style:family="paragraph" style:parent-style-name="Standard">
      <style:paragraph-properties style:line-height-at-least="0.198in"/>
      <style:text-properties fo:color="#000000" style:font-name="Consolas" fo:font-size="10.5pt" fo:font-weight="normal" fo:background-color="#ffff00"/>
    </style:style>
    <style:style style:name="P48" style:family="paragraph" style:parent-style-name="Standard">
      <style:paragraph-properties style:line-height-at-least="0.198in"/>
    </style:style>
    <style:style style:name="P49" style:family="paragraph" style:parent-style-name="Standard">
      <style:text-properties fo:font-size="18pt" style:font-size-asian="15.75pt" style:font-size-complex="18pt"/>
    </style:style>
    <style:style style:name="P50" style:family="paragraph" style:parent-style-name="Standard">
      <style:text-properties fo:font-size="18pt" officeooo:rsid="0026de0a" officeooo:paragraph-rsid="0026de0a" style:font-size-asian="15.75pt" style:font-size-complex="18pt"/>
    </style:style>
    <style:style style:name="P51" style:family="paragraph" style:parent-style-name="Standard">
      <style:text-properties fo:font-size="18pt" style:font-size-asian="18pt" style:font-size-complex="18pt"/>
    </style:style>
    <style:style style:name="P52" style:family="paragraph" style:parent-style-name="Standard">
      <style:text-properties fo:color="#c9211e" fo:font-size="18pt" officeooo:rsid="0026de0a" officeooo:paragraph-rsid="0026de0a" style:font-size-asian="15.75pt" style:font-size-complex="18pt"/>
    </style:style>
    <style:style style:name="P53" style:family="paragraph" style:parent-style-name="Standard">
      <style:text-properties fo:color="#c9211e" fo:font-size="18pt" officeooo:rsid="0026de0a" officeooo:paragraph-rsid="0027c893" style:font-size-asian="15.75pt" style:font-size-complex="18pt"/>
    </style:style>
    <style:style style:name="P54" style:family="paragraph" style:parent-style-name="Text_20_body">
      <style:paragraph-properties style:line-height-at-least="0.198in"/>
      <style:text-properties fo:font-variant="normal" fo:text-transform="none" fo:color="#485768" style:font-name="Lato1" fo:font-size="18pt" fo:letter-spacing="normal" fo:font-style="normal" fo:font-weight="normal" officeooo:rsid="001de962" officeooo:paragraph-rsid="001e6fbb" fo:background-color="#fffffe" style:font-size-asian="18pt" style:font-size-complex="18pt"/>
    </style:style>
    <style:style style:name="P55" style:family="paragraph" style:parent-style-name="Text_20_body">
      <style:paragraph-properties style:line-height-at-least="0.198in"/>
      <style:text-properties fo:font-variant="normal" fo:text-transform="none" fo:color="#485768" style:font-name="Lato1" fo:font-size="18pt" fo:letter-spacing="normal" fo:font-style="normal" fo:font-weight="normal" officeooo:rsid="001de962" officeooo:paragraph-rsid="00219bfb" fo:background-color="#fffffe" style:font-size-asian="18pt" style:font-size-complex="18pt"/>
    </style:style>
    <style:style style:name="P56" style:family="paragraph" style:parent-style-name="Text_20_body">
      <style:paragraph-properties style:line-height-at-least="0.198in"/>
      <style:text-properties fo:font-variant="normal" fo:text-transform="none" fo:color="#485768" style:font-name="Lato1" fo:font-size="12pt" fo:letter-spacing="normal" fo:font-style="normal" fo:font-weight="normal" officeooo:rsid="001de962" officeooo:paragraph-rsid="00219bfb" fo:background-color="#fffffe" style:font-size-asian="18pt" style:font-size-complex="18pt"/>
    </style:style>
    <style:style style:name="T1" style:family="text">
      <style:text-properties fo:color="#0000ff"/>
    </style:style>
    <style:style style:name="T2" style:family="text">
      <style:text-properties fo:color="#0000ff" style:font-name="Consolas" fo:font-size="10.5pt" fo:font-weight="normal" fo:background-color="#fffffe" loext:char-shading-value="0"/>
    </style:style>
    <style:style style:name="T3" style:family="text">
      <style:text-properties fo:color="#0000ff" style:font-name="Lato1"/>
    </style:style>
    <style:style style:name="T4" style:family="text">
      <style:text-properties fo:color="#0000ff" style:font-name="Lato1" fo:font-size="12pt"/>
    </style:style>
    <style:style style:name="T5" style:family="text">
      <style:text-properties fo:color="#0000ff" fo:background-color="#ffff00" loext:char-shading-value="0"/>
    </style:style>
    <style:style style:name="T6" style:family="text">
      <style:text-properties fo:color="#0000ff" fo:background-color="#ffff00" loext:char-shading-value="0"/>
    </style:style>
    <style:style style:name="T7" style:family="text">
      <style:text-properties fo:color="#00107e"/>
    </style:style>
    <style:style style:name="T8" style:family="text">
      <style:text-properties fo:color="#00107e" style:font-name="Consolas" fo:font-size="10.5pt" fo:font-weight="normal" fo:background-color="#fffffe" loext:char-shading-value="0"/>
    </style:style>
    <style:style style:name="T9" style:family="text">
      <style:text-properties fo:color="#00107e" style:font-name="Lato1"/>
    </style:style>
    <style:style style:name="T10" style:family="text">
      <style:text-properties fo:color="#00107e" style:font-name="Lato1" fo:font-size="12pt"/>
    </style:style>
    <style:style style:name="T11" style:family="text">
      <style:text-properties fo:color="#00107e" fo:background-color="#ffff00" loext:char-shading-value="0"/>
    </style:style>
    <style:style style:name="T12" style:family="text">
      <style:text-properties fo:color="#00107e" fo:background-color="#ffff00" loext:char-shading-value="0"/>
    </style:style>
    <style:style style:name="T13" style:family="text">
      <style:text-properties fo:color="#a31515"/>
    </style:style>
    <style:style style:name="T14" style:family="text">
      <style:text-properties fo:color="#a31515" style:font-name="Lato1" fo:font-size="12pt"/>
    </style:style>
    <style:style style:name="T15" style:family="text">
      <style:text-properties fo:color="#09885a"/>
    </style:style>
    <style:style style:name="T16" style:family="text">
      <style:text-properties fo:color="#09885a" style:font-name="Consolas" fo:font-size="10.5pt" fo:font-weight="normal" fo:background-color="#fffffe" loext:char-shading-value="0"/>
    </style:style>
    <style:style style:name="T17" style:family="text">
      <style:text-properties fo:color="#008000"/>
    </style:style>
    <style:style style:name="T18" style:family="text">
      <style:text-properties fo:color="#008000" style:font-name="Consolas" fo:font-size="10.5pt" fo:font-weight="normal" fo:background-color="#fffffe" loext:char-shading-value="0"/>
    </style:style>
    <style:style style:name="T19" style:family="text">
      <style:text-properties fo:font-variant="normal" fo:text-transform="none" fo:color="#485768" style:font-name="Lato1" fo:font-size="12pt" fo:letter-spacing="normal" fo:font-style="normal"/>
    </style:style>
    <style:style style:name="T20" style:family="text">
      <style:text-properties fo:font-variant="normal" fo:text-transform="none" fo:color="#485768" style:font-name="Lato1" fo:font-size="12pt" fo:letter-spacing="normal" fo:font-style="normal" fo:font-weight="normal"/>
    </style:style>
    <style:style style:name="T21" style:family="text">
      <style:text-properties fo:font-variant="normal" fo:text-transform="none" fo:color="#485768" style:font-name="Lato1" fo:font-size="12pt" fo:letter-spacing="normal" fo:font-style="normal" fo:font-weight="normal" style:font-size-asian="18pt" style:font-size-complex="18pt"/>
    </style:style>
    <style:style style:name="T22" style:family="text">
      <style:text-properties fo:font-variant="normal" fo:text-transform="none" fo:color="#485768" style:font-name="Lato1" fo:font-size="13pt" fo:letter-spacing="normal" fo:font-style="normal" fo:font-weight="normal" style:font-size-asian="13pt" style:font-size-complex="13pt"/>
    </style:style>
    <style:style style:name="T23" style:family="text">
      <style:text-properties fo:font-variant="normal" fo:text-transform="none" fo:color="#485768" fo:letter-spacing="normal"/>
    </style:style>
    <style:style style:name="T24" style:family="text">
      <style:text-properties fo:font-variant="normal" fo:text-transform="none" fo:color="#485768" fo:font-size="13pt" fo:letter-spacing="normal" style:font-size-asian="13pt" style:font-size-complex="13pt"/>
    </style:style>
    <style:style style:name="T25" style:family="text">
      <style:text-properties fo:font-variant="normal" fo:text-transform="none" fo:color="#485768" style:font-name="Lato" fo:font-size="18pt" fo:letter-spacing="normal" fo:font-style="normal" fo:font-weight="normal" style:font-size-asian="18pt" style:font-size-complex="18pt"/>
    </style:style>
    <style:style style:name="T26" style:family="text">
      <style:text-properties fo:font-variant="normal" fo:text-transform="none" fo:color="#c7254e" style:font-name="SFMono-Regular" fo:font-size="12pt" fo:letter-spacing="normal" fo:font-style="normal" fo:font-weight="normal" loext:padding="0in" loext:border="none"/>
    </style:style>
    <style:style style:name="T27" style:family="text">
      <style:text-properties fo:font-variant="normal" fo:text-transform="none" fo:color="#c7254e" style:font-name="SFMono-Regular" fo:letter-spacing="normal" fo:font-style="normal" fo:font-weight="normal" loext:padding="0in" loext:border="none"/>
    </style:style>
    <style:style style:name="T28" style:family="text">
      <style:text-properties fo:font-variant="normal" fo:text-transform="none" fo:color="#c7254e" style:font-name="SFMono-Regular" fo:font-size="13pt" fo:letter-spacing="normal" fo:font-style="normal" fo:font-weight="normal" style:font-size-asian="13pt" style:font-size-complex="13pt" loext:padding="0in" loext:border="none"/>
    </style:style>
    <style:style style:name="T29" style:family="text">
      <style:text-properties fo:font-variant="normal" fo:text-transform="none" fo:color="#c7254e" style:font-name="SFMono-Regular" fo:font-size="13pt" fo:letter-spacing="normal" fo:font-style="normal" style:font-size-asian="13pt" style:font-size-complex="13pt" loext:padding="0in" loext:border="none"/>
    </style:style>
    <style:style style:name="T30" style:family="text">
      <style:text-properties fo:font-variant="normal" fo:text-transform="none" fo:color="#0000ff" style:font-name="Lato1" fo:font-size="12pt" fo:letter-spacing="normal" fo:font-style="normal"/>
    </style:style>
    <style:style style:name="T31" style:family="text">
      <style:text-properties fo:font-variant="normal" fo:text-transform="none" style:font-name="Lato1" fo:font-size="12pt" fo:letter-spacing="normal" fo:font-style="normal"/>
    </style:style>
    <style:style style:name="T32" style:family="text">
      <style:text-properties fo:font-variant="normal" fo:text-transform="none" fo:color="#00107e" style:font-name="Lato1" fo:font-size="12pt" fo:letter-spacing="normal" fo:font-style="normal"/>
    </style:style>
    <style:style style:name="T33" style:family="text">
      <style:text-properties style:font-name="Lato1"/>
    </style:style>
    <style:style style:name="T34" style:family="text">
      <style:text-properties style:font-name="Lato1" fo:font-size="12pt"/>
    </style:style>
    <style:style style:name="T35" style:family="text">
      <style:text-properties style:font-name="Lato1" fo:font-size="12pt" fo:font-weight="normal"/>
    </style:style>
    <style:style style:name="T36" style:family="text">
      <style:text-properties style:font-name="Lato1" fo:font-size="13pt" style:font-size-asian="13pt" style:font-size-complex="13pt"/>
    </style:style>
    <style:style style:name="T37" style:family="text">
      <style:text-properties fo:color="#000000" style:font-name="Consolas" fo:font-size="10.5pt" fo:font-weight="normal" fo:background-color="#fffffe" loext:char-shading-value="0"/>
    </style:style>
    <style:style style:name="T38" style:family="text">
      <style:text-properties fo:color="#008080"/>
    </style:style>
    <style:style style:name="T39" style:family="text">
      <style:text-properties fo:color="#c7254e" style:font-name="SFMono-Regular" fo:font-size="13pt" style:font-size-asian="13pt" style:font-size-complex="13pt" loext:padding="0in" loext:border="none"/>
    </style:style>
    <style:style style:name="T40" style:family="text">
      <style:text-properties fo:color="#800000"/>
    </style:style>
    <style:style style:name="T41" style:family="text">
      <style:text-properties fo:color="#800000" fo:background-color="#ffff00" loext:char-shading-value="0"/>
    </style:style>
    <style:style style:name="T42" style:family="text">
      <style:text-properties fo:color="#800000" fo:background-color="#ffff00" loext:char-shading-value="0"/>
    </style:style>
    <style:style style:name="T43" style:family="text">
      <style:text-properties fo:background-color="#ffff00" loext:char-shading-value="0"/>
    </style:style>
    <style:style style:name="T44" style:family="text">
      <style:text-properties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2">Functional Programming:</text:h>
      <text:p text:style-name="Standard"> Learn About Functional Programming</text:p>
      <text:p text:style-name="P6">/**</text:p>
      <text:p text:style-name="P6">* A long process to prepare tea.</text:p>
      <text:p text:style-name="P6">* @return {string} A cup of tea.</text:p>
      <text:p text:style-name="P6">**/</text:p>
      <text:p text:style-name="P1"><text:span text:style-name="T1">const</text:span> <text:span text:style-name="T7">prepareTea</text:span> = () =&gt; <text:span text:style-name="T13">'greenTea'</text:span>;</text:p>
      <text:p text:style-name="P10"/>
      <text:p text:style-name="P6">/**</text:p>
      <text:p text:style-name="P6">* Get given number of cups of tea.</text:p>
      <text:p text:style-name="P6">* @param {number} numOfCups Number of required cups of tea.</text:p>
      <text:p text:style-name="P6">* @return {Array&lt;string&gt;} Given amount of tea cups.</text:p>
      <text:p text:style-name="P6">**/</text:p>
      <text:p text:style-name="P1"><text:span text:style-name="T1">const</text:span> <text:span text:style-name="T7">getTea</text:span> = (<text:span text:style-name="T7">numOfCups</text:span>) =&gt; {</text:p>
      <text:p text:style-name="P1"><text:span text:style-name="T1">const</text:span> <text:span text:style-name="T7">teaCups</text:span> = [];</text:p>
      <text:p text:style-name="P10"/>
      <text:p text:style-name="P1"><text:span text:style-name="T1">for</text:span>(<text:span text:style-name="T1">let</text:span> <text:span text:style-name="T7">cups</text:span> = <text:span text:style-name="T15">1</text:span>; <text:span text:style-name="T7">cups</text:span> &lt;= <text:span text:style-name="T7">numOfCups</text:span>; <text:span text:style-name="T7">cups</text:span> += <text:span text:style-name="T15">1</text:span>) {</text:p>
      <text:p text:style-name="P1"><text:span text:style-name="T1">const</text:span> <text:span text:style-name="T7">teaCup</text:span> = <text:span text:style-name="T7">prepareTea</text:span>();</text:p>
      <text:p text:style-name="P1"><text:span text:style-name="T7">teaCups</text:span>.<text:span text:style-name="T7">push</text:span>(<text:span text:style-name="T7">teaCup</text:span>);</text:p>
      <text:p text:style-name="P1">}</text:p>
      <text:p text:style-name="P10"/>
      <text:p text:style-name="P1"><text:span text:style-name="T1">return</text:span> <text:span text:style-name="T7">teaCups</text:span>;</text:p>
      <text:p text:style-name="P1">};</text:p>
      <text:p text:style-name="P10"/>
      <text:p text:style-name="P6">// Add your code below this line</text:p>
      <text:p text:style-name="P10"/>
      <text:p text:style-name="P1"><text:span text:style-name="T1">const</text:span> <text:span text:style-name="T7">tea4TeamFCC</text:span> = <text:span text:style-name="T7">getTea</text:span>(<text:span text:style-name="T15">40</text:span>); <text:span text:style-name="T17">// :(</text:span></text:p>
      <text:p text:style-name="P6"/>
      <text:p text:style-name="P10"/>
      <text:p text:style-name="P6">// Add your code above this line</text:p>
      <text:p text:style-name="P10"/>
      <text:p text:style-name="P1"><text:span text:style-name="T7">console</text:span>.<text:span text:style-name="T7">log</text:span>(<text:span text:style-name="T7">tea4TeamFCC</text:span>);</text:p>
      <text:p text:style-name="P1"/>
      <text:h text:style-name="P27" text:outline-level="2">Understand Functional Programming Terminology</text:h>
      <text:p text:style-name="P11"><text:span text:style-name="T20">Prepare 27 cups of green tea and 13 cups of black tea and store them in </text:span><text:span text:style-name="Source_20_Text"><text:span text:style-name="T26">tea4GreenTeamFCC</text:span></text:span><text:span text:style-name="T20"> and </text:span><text:span text:style-name="Source_20_Text"><text:span text:style-name="T26">tea4BlackTeamFCC</text:span></text:span><text:span text:style-name="T20"> variables, respectively. Note that the </text:span><text:span text:style-name="Source_20_Text"><text:span text:style-name="T26">getTea</text:span></text:span><text:span text:style-name="T20"> function has been modified so it now takes a function as the first argument. Note: The data (the number of cups of tea) is supplied as the last argument. We'll discuss this more in later lessons.</text:span></text:p>
      <text:p text:style-name="P25"/>
      <text:p text:style-name="P19"/>
      <text:p text:style-name="P24"/>
      <text:p text:style-name="P7"><text:soft-page-break/>/**</text:p>
      <text:p text:style-name="P6">* A long process to prepare green tea.</text:p>
      <text:p text:style-name="P6">* @return {string} A cup of green tea.</text:p>
      <text:p text:style-name="P6">**/</text:p>
      <text:p text:style-name="P1"><text:span text:style-name="T1">const</text:span> <text:span text:style-name="T7">prepareGreenTea</text:span> = () =&gt; <text:span text:style-name="T13">'greenTea'</text:span>;</text:p>
      <text:p text:style-name="P10"/>
      <text:p text:style-name="P6">/**</text:p>
      <text:p text:style-name="P6">* A long process to prepare black tea.</text:p>
      <text:p text:style-name="P6">* @return {string} A cup of black tea.</text:p>
      <text:p text:style-name="P6">**/</text:p>
      <text:p text:style-name="P1"><text:span text:style-name="T1">const</text:span> <text:span text:style-name="T7">prepareBlackTea</text:span> = () =&gt; <text:span text:style-name="T13">'blackTea'</text:span>;</text:p>
      <text:p text:style-name="P10"/>
      <text:p text:style-name="P6">/**</text:p>
      <text:p text:style-name="P6">* Get given number of cups of tea.</text:p>
      <text:p text:style-name="P6">* @param {function():string} prepareTea The type of tea preparing function.</text:p>
      <text:p text:style-name="P6">* @param {number} numOfCups Number of required cups of tea.</text:p>
      <text:p text:style-name="P6">* @return {Array&lt;string&gt;} Given amount of tea cups.</text:p>
      <text:p text:style-name="P6">**/</text:p>
      <text:p text:style-name="P1"><text:span text:style-name="T1">const</text:span> <text:span text:style-name="T7">getTea</text:span> = (<text:span text:style-name="T7">prepareTea</text:span>, <text:span text:style-name="T7">numOfCups</text:span>) =&gt; {</text:p>
      <text:p text:style-name="P1"><text:span text:style-name="T1">const</text:span> <text:span text:style-name="T7">teaCups</text:span> = [];</text:p>
      <text:p text:style-name="P10"/>
      <text:p text:style-name="P1"><text:span text:style-name="T1">for</text:span>(<text:span text:style-name="T1">let</text:span> <text:span text:style-name="T7">cups</text:span> = <text:span text:style-name="T15">1</text:span>; <text:span text:style-name="T7">cups</text:span> &lt;= <text:span text:style-name="T7">numOfCups</text:span>; <text:span text:style-name="T7">cups</text:span> += <text:span text:style-name="T15">1</text:span>) {</text:p>
      <text:p text:style-name="P1"><text:span text:style-name="T1">const</text:span> <text:span text:style-name="T7">teaCup</text:span> = <text:span text:style-name="T7">prepareTea</text:span>();</text:p>
      <text:p text:style-name="P1"><text:span text:style-name="T7">teaCups</text:span>.<text:span text:style-name="T7">push</text:span>(<text:span text:style-name="T7">teaCup</text:span>);</text:p>
      <text:p text:style-name="P1">}</text:p>
      <text:p text:style-name="P10"/>
      <text:p text:style-name="P1"><text:span text:style-name="T1">return</text:span> <text:span text:style-name="T7">teaCups</text:span>;</text:p>
      <text:p text:style-name="P1">};</text:p>
      <text:p text:style-name="P10"/>
      <text:p text:style-name="P6">// Add your code below this line</text:p>
      <text:p text:style-name="P10"/>
      <text:p text:style-name="P1"><text:span text:style-name="T1">const</text:span> <text:span text:style-name="T7">tea4GreenTeamFCC</text:span> = <text:span text:style-name="T7">getTea</text:span>(<text:span text:style-name="T7">prepareGreenTea</text:span>, <text:span text:style-name="T15">27</text:span>); <text:span text:style-name="T17">// :(</text:span></text:p>
      <text:p text:style-name="P1"><text:span text:style-name="T1">const</text:span> <text:span text:style-name="T7">tea4BlackTeamFCC</text:span> = <text:span text:style-name="T7">getTea</text:span>(<text:span text:style-name="T7">prepareBlackTea</text:span>, <text:span text:style-name="T15">13</text:span>); <text:span text:style-name="T17">// :(</text:span></text:p>
      <text:p text:style-name="P10"/>
      <text:p text:style-name="P6">// Add your code above this line</text:p>
      <text:p text:style-name="P10"/>
      <text:p text:style-name="P1"><text:span text:style-name="T7">console</text:span>.<text:span text:style-name="T7">log</text:span>(</text:p>
      <text:p text:style-name="P1"><text:span text:style-name="T7">tea4GreenTeamFCC</text:span>,</text:p>
      <text:p text:style-name="P13">tea4BlackTeamFCC</text:p>
      <text:p text:style-name="P1">);</text:p>
      <text:p text:style-name="P1"/>
      <text:h text:style-name="P20" text:outline-level="2">Understand the Hazards of Using Imperative Code</text:h>
      <text:p text:style-name="P11"><text:span text:style-name="T20">Examine the code in the editor. It's using a method that has side effects in the program, causing incorrect behaviour. The final list of open tabs, stored in </text:span><text:span text:style-name="Source_20_Text"><text:span text:style-name="T28">finalTabs.tabs</text:span></text:span><text:span text:style-name="T22">, should be </text:span><text:span text:style-name="Source_20_Text"><text:span text:style-name="T28">['FB', 'Gitter', 'Reddit', 'Twitter', 'Medium', 'new tab', 'Netflix', 'YouTube', 'Vine', 'GMail', 'Work mail', 'Docs', </text:span></text:span><text:soft-page-break/><text:span text:style-name="Source_20_Text"><text:span text:style-name="T28">'Persevere Code Camp', 'new tab']</text:span></text:span><text:span text:style-name="T23"> </text:span><text:span text:style-name="T20">but the list produced by the code is slightly different.</text:span></text:p>
      <text:p text:style-name="P21"><text:span text:style-name="T20">Change </text:span><text:span text:style-name="Source_20_Text"><text:span text:style-name="T26">Window.prototype.tabClose</text:span></text:span><text:span text:style-name="T20"> so that it removes the correct tab.</text:span></text:p>
      <text:p text:style-name="P22"/>
      <text:p text:style-name="P23">// Only change code below this line</text:p>
      <text:p text:style-name="P10"><text:span text:style-name="T2">var</text:span><text:span text:style-name="T37"> </text:span><text:span text:style-name="T8">tabsBeforeIndex</text:span><text:span text:style-name="T37"> = </text:span><text:span text:style-name="T2">this</text:span><text:span text:style-name="T37">.</text:span><text:span text:style-name="T8">tabs</text:span><text:span text:style-name="T37">.</text:span><text:span text:style-name="T8">slice</text:span><text:span text:style-name="T37">(</text:span><text:span text:style-name="T16">0</text:span><text:span text:style-name="T37">, </text:span><text:span text:style-name="T8">index</text:span><text:span text:style-name="T37">); </text:span><text:span text:style-name="T18">// get the tabs before the tab</text:span></text:p>
      <text:p text:style-name="P1"><text:span text:style-name="T1">var</text:span> <text:span text:style-name="T7">tabsAfterIndex</text:span> = <text:span text:style-name="T1">this</text:span>.<text:span text:style-name="T7">tabs</text:span>.<text:span text:style-name="T7">slice</text:span>(<text:span text:style-name="T7">index</text:span> + <text:span text:style-name="T15">1</text:span>); <text:span text:style-name="T17">// get the tabs after the tab</text:span></text:p>
      <text:p text:style-name="P10"/>
      <text:p text:style-name="P1"><text:span text:style-name="T1">this</text:span>.<text:span text:style-name="T7">tabs</text:span> = <text:span text:style-name="T7">tabsBeforeIndex</text:span>.<text:span text:style-name="T7">concat</text:span>(<text:span text:style-name="T7">tabsAfterIndex</text:span>); <text:span text:style-name="T17">// join them together</text:span></text:p>
      <text:p text:style-name="P10"/>
      <text:p text:style-name="P6">// Only change code above this line</text:p>
      <text:p text:style-name="P22"/>
      <text:p text:style-name="P12">Avoid Mutations and Side Effects Using Functional Programming</text:p>
      <text:p text:style-name="P12"><text:span text:style-name="T20">Fill in the code for the function</text:span><text:span text:style-name="T22"> </text:span><text:span text:style-name="Source_20_Text"><text:span text:style-name="T28">incrementer</text:span></text:span><text:span text:style-name="T24"> </text:span><text:span text:style-name="T20">so it returns the value of the global variable </text:span><text:span text:style-name="Source_20_Text"><text:span text:style-name="T28">fixedValue</text:span></text:span><text:span text:style-name="T23"> </text:span><text:span text:style-name="T20">increased by one.</text:span> </text:p>
      <text:p text:style-name="P8">// the global variable</text:p>
      <text:p text:style-name="P1"><text:span text:style-name="T1">var</text:span> <text:span text:style-name="T7">fixedValue</text:span> = <text:span text:style-name="T15">4</text:span>;</text:p>
      <text:p text:style-name="P10"/>
      <text:p text:style-name="P1"><text:span text:style-name="T1">function</text:span> <text:span text:style-name="T7">incrementer</text:span> () {</text:p>
      <text:p text:style-name="P6">// Add your code below this line</text:p>
      <text:p text:style-name="P1"><text:span text:style-name="T1">return</text:span> <text:span text:style-name="T7">fixedValue</text:span> + <text:span text:style-name="T15">1</text:span>;</text:p>
      <text:p text:style-name="P10"/>
      <text:p text:style-name="P6">// Add your code above this line</text:p>
      <text:p text:style-name="P1">}</text:p>
      <text:p text:style-name="P10"/>
      <text:p text:style-name="P1"><text:span text:style-name="T1">var</text:span> <text:span text:style-name="T7">newValue</text:span> = <text:span text:style-name="T7">incrementer</text:span>(); <text:span text:style-name="T17">// Should equal 5</text:span></text:p>
      <text:p text:style-name="P1"><text:span text:style-name="T7">console</text:span>.<text:span text:style-name="T7">log</text:span>(<text:span text:style-name="T7">fixedValue</text:span>); <text:span text:style-name="T17">// Should print 4</text:span></text:p>
      <text:p text:style-name="P1"><text:span text:style-name="T7">console</text:span>.<text:span text:style-name="T7">log</text:span>(<text:span text:style-name="T7">newValue</text:span>);</text:p>
      <text:p text:style-name="P12"/>
      <text:h text:style-name="P20" text:outline-level="2">Pass Arguments to Avoid External Dependence in a Function</text:h>
      <text:p text:style-name="P12"><text:span text:style-name="T20">Let's update the </text:span><text:span text:style-name="Source_20_Text"><text:span text:style-name="T28">incrementer</text:span></text:span><text:span text:style-name="T23"> </text:span><text:span text:style-name="T20">function to clearly declare its dependencies. Write the </text:span><text:span text:style-name="Source_20_Text"><text:span text:style-name="T28">incrementer</text:span></text:span><text:span text:style-name="T23"> </text:span><text:span text:style-name="T20">function so it takes an argument, and then increases the value by one</text:span> </text:p>
      <text:p text:style-name="P22"/>
      <text:p text:style-name="P7">// the global variable</text:p>
      <text:p text:style-name="P1"><text:span text:style-name="T1">var</text:span> <text:span text:style-name="T7">fixedValue</text:span> = <text:span text:style-name="T15">4</text:span>;</text:p>
      <text:p text:style-name="P10"/>
      <text:p text:style-name="P6">// Add your code below this line</text:p>
      <text:p text:style-name="P1"><text:span text:style-name="T1">function</text:span> <text:span text:style-name="T7">incrementer</text:span> (<text:span text:style-name="T7">newfixedValue</text:span>) {</text:p>
      <text:p text:style-name="P1"><text:span text:style-name="T1">return</text:span> <text:span text:style-name="T7">fixedValue</text:span> +<text:span text:style-name="T15">1</text:span>;</text:p>
      <text:p text:style-name="P10"/>
      <text:p text:style-name="P6">// Add your code above this line</text:p>
      <text:p text:style-name="P1">}</text:p>
      <text:p text:style-name="P10"><text:soft-page-break/></text:p>
      <text:p text:style-name="P1"><text:span text:style-name="T1">var</text:span> <text:span text:style-name="T7">newValue</text:span> = <text:span text:style-name="T7">incrementer</text:span>(<text:span text:style-name="T7">fixedValue</text:span>); <text:span text:style-name="T17">// Should equal 5</text:span></text:p>
      <text:p text:style-name="P1"><text:span text:style-name="T7">console</text:span>.<text:span text:style-name="T7">log</text:span>(<text:span text:style-name="T7">fixedValue</text:span>); <text:span text:style-name="T17">// Should print 4</text:span></text:p>
      <text:p text:style-name="P1"><text:span text:style-name="T7">console</text:span>.<text:span text:style-name="T7">log</text:span>(<text:span text:style-name="T7">newValue</text:span>)</text:p>
      <text:p text:style-name="P11"/>
      <text:h text:style-name="P27" text:outline-level="2">Refactor Global Variables Out of Functions</text:h>
      <text:p text:style-name="P11"><text:span text:style-name="T20">Rewrite the code so the global array </text:span><text:span text:style-name="Source_20_Text"><text:span text:style-name="T28">bookList</text:span></text:span><text:span text:style-name="T23"> </text:span><text:span text:style-name="T20">is not changed inside either function. The </text:span><text:span text:style-name="Source_20_Text"><text:span text:style-name="T28">add</text:span></text:span><text:span text:style-name="T23"> </text:span><text:span text:style-name="T20">function should add the given </text:span><text:span text:style-name="Source_20_Text"><text:span text:style-name="T28">bookName</text:span></text:span><text:span text:style-name="T23"> </text:span><text:span text:style-name="T20">to the end of an array. The </text:span><text:span text:style-name="Source_20_Text"><text:span text:style-name="T28">remove</text:span></text:span><text:span text:style-name="T23"> </text:span><text:span text:style-name="T20">function should remove the given </text:span><text:span text:style-name="Source_20_Text"><text:span text:style-name="T28">bookName</text:span></text:span><text:span text:style-name="T23"> </text:span><text:span text:style-name="T20">from an array. Both functions should return an array, and any new parameters should be added before the </text:span><text:span text:style-name="Source_20_Text"><text:span text:style-name="T28">bookName</text:span></text:span><text:span text:style-name="T23"> </text:span><text:span text:style-name="T20">parameter.</text:span> </text:p>
      <text:p text:style-name="P11"/>
      <text:p text:style-name="P6">// the global variable</text:p>
      <text:p text:style-name="P1"><text:span text:style-name="T1">var</text:span> <text:span text:style-name="T7">bookList</text:span> = [<text:span text:style-name="T13">"The Hound of the Baskervilles"</text:span>, <text:span text:style-name="T13">"On The Electrodynamics of Moving Bodies"</text:span>, <text:span text:style-name="T13">"Philosophiæ Naturalis Principia Mathematica"</text:span>, <text:span text:style-name="T13">"Disquisitiones Arithmeticae"</text:span>];</text:p>
      <text:p text:style-name="P10"/>
      <text:p text:style-name="P6">/* This function should add a book to the list and return the list */</text:p>
      <text:p text:style-name="P6">// New parameters should come before bookName</text:p>
      <text:p text:style-name="P10"/>
      <text:p text:style-name="P6">// Add your code below this line</text:p>
      <text:p text:style-name="P1"><text:span text:style-name="T1">function</text:span> <text:span text:style-name="T7">add</text:span> (<text:span text:style-name="T7">originalBooklist</text:span>, <text:span text:style-name="T7">bookName</text:span>) {</text:p>
      <text:p text:style-name="P1"><text:span text:style-name="T1">let</text:span> <text:span text:style-name="T7">newBooklist</text:span> = [...<text:span text:style-name="T7">originalBooklist</text:span>];</text:p>
      <text:p text:style-name="P1"><text:span text:style-name="T7">newBooklist</text:span>.<text:span text:style-name="T7">push</text:span>(<text:span text:style-name="T7">bookName</text:span>);</text:p>
      <text:p text:style-name="P1"><text:span text:style-name="T1">return</text:span> <text:span text:style-name="T7">newBooklist</text:span>;</text:p>
      <text:p text:style-name="P6">// Add your code above this line</text:p>
      <text:p text:style-name="P1">}</text:p>
      <text:p text:style-name="P10"/>
      <text:p text:style-name="P6">/* This function should remove a book from the list and return the list */</text:p>
      <text:p text:style-name="P6">// New parameters should come before the bookName one</text:p>
      <text:p text:style-name="P10"/>
      <text:p text:style-name="P6">// Add your code below this line</text:p>
      <text:p text:style-name="P1"><text:span text:style-name="T1">function</text:span> <text:span text:style-name="T7">remove</text:span> (<text:span text:style-name="T7">originalBooklist</text:span>, <text:span text:style-name="T7">bookName</text:span>) {</text:p>
      <text:p text:style-name="P1"><text:span text:style-name="T1">var</text:span> <text:span text:style-name="T7">book_index</text:span> = <text:span text:style-name="T7">originalBooklist</text:span>.<text:span text:style-name="T7">indexOf</text:span>(<text:span text:style-name="T7">bookName</text:span>);</text:p>
      <text:p text:style-name="P1"><text:span text:style-name="T1">if</text:span> (<text:span text:style-name="T7">book_index</text:span> &gt;= <text:span text:style-name="T15">0</text:span>) {</text:p>
      <text:p text:style-name="P1"><text:span text:style-name="T1">let</text:span> <text:span text:style-name="T7">newBooklist</text:span> = [...<text:span text:style-name="T7">originalBooklist</text:span>];</text:p>
      <text:p text:style-name="P1"><text:span text:style-name="T7">newBooklist</text:span>.<text:span text:style-name="T7">splice</text:span>(<text:span text:style-name="T7">book_index</text:span>, <text:span text:style-name="T15">1</text:span>);</text:p>
      <text:p text:style-name="P1"><text:span text:style-name="T1">return</text:span> <text:span text:style-name="T7">newBooklist</text:span>;</text:p>
      <text:p text:style-name="P10"/>
      <text:p text:style-name="P6">// Add your code above this line</text:p>
      <text:p text:style-name="P1">}</text:p>
      <text:p text:style-name="P1">}</text:p>
      <text:p text:style-name="P10"/>
      <text:p text:style-name="P1"><text:soft-page-break/><text:span text:style-name="T1">var</text:span> <text:span text:style-name="T7">newBookList</text:span> = <text:span text:style-name="T7">add</text:span>(<text:span text:style-name="T7">bookList</text:span>, <text:span text:style-name="T13">'A Brief History of Time'</text:span>);</text:p>
      <text:p text:style-name="P1"><text:span text:style-name="T1">var</text:span> <text:span text:style-name="T7">newerBookList</text:span> = <text:span text:style-name="T7">remove</text:span>(<text:span text:style-name="T7">bookList</text:span>, <text:span text:style-name="T13">'On The Electrodynamics of Moving Bodies'</text:span>);</text:p>
      <text:p text:style-name="P1"><text:span text:style-name="T1">var</text:span> <text:span text:style-name="T7">newestBookList</text:span> = <text:span text:style-name="T7">remove</text:span>(<text:span text:style-name="T7">add</text:span>(<text:span text:style-name="T7">bookList</text:span>, <text:span text:style-name="T13">'A Brief History of Time'</text:span>), <text:span text:style-name="T13">'On The Electrodynamics of Moving Bodies'</text:span>);</text:p>
      <text:p text:style-name="P10"/>
      <text:p text:style-name="P1"><text:span text:style-name="T7">console</text:span>.<text:span text:style-name="T7">log</text:span>(<text:span text:style-name="T7">newBookList</text:span>);</text:p>
      <text:p text:style-name="P1"/>
      <text:h text:style-name="P29" text:outline-level="2">Use the map Method to Extract Data from an Array</text:h>
      <text:p text:style-name="P10"><text:span text:style-name="T20">The </text:span><text:span text:style-name="Source_20_Text"><text:span text:style-name="T27">watchList</text:span></text:span><text:span text:style-name="T23"> </text:span><text:span text:style-name="T20">array holds objects with information on several movies. Use </text:span><text:span text:style-name="Source_20_Text"><text:span text:style-name="T27">map</text:span></text:span><text:span text:style-name="T23"> </text:span><text:span text:style-name="T20">to pull the title and rating from </text:span><text:span text:style-name="Source_20_Text"><text:span text:style-name="T27">watchList</text:span></text:span><text:span text:style-name="T23"> </text:span><text:span text:style-name="T20">and save the new array in the </text:span><text:span text:style-name="Source_20_Text"><text:span text:style-name="T27">rating</text:span></text:span><text:span text:style-name="T23"> </text:span><text:span text:style-name="T20">variable. The code in the editor currently uses a </text:span><text:span text:style-name="Source_20_Text"><text:span text:style-name="T27">for</text:span></text:span><text:span text:style-name="T23"> </text:span><text:span text:style-name="T20">loop to do this, replace the loop functionality with your </text:span><text:span text:style-name="Source_20_Text"><text:span text:style-name="T27">map</text:span></text:span><text:span text:style-name="T23"> </text:span><text:span text:style-name="T20">expression.</text:span> </text:p>
      <text:p text:style-name="P6">// Add your code below this line</text:p>
      <text:p text:style-name="P10"/>
      <text:p text:style-name="P1"><text:span text:style-name="T1">let</text:span> <text:span text:style-name="T7">rating</text:span> = <text:span text:style-name="T7">watchList</text:span>.<text:span text:style-name="T7">map</text:span>(<text:span text:style-name="T7">movie</text:span> =&gt; {</text:p>
      <text:p text:style-name="P1"><text:span text:style-name="T1">let</text:span> <text:span text:style-name="T7">refinedMovieData</text:span> = {};</text:p>
      <text:p text:style-name="P1"><text:span text:style-name="T7">refinedMovieData</text:span>[<text:span text:style-name="T13">"title"</text:span>] = <text:span text:style-name="T7">movie</text:span>[<text:span text:style-name="T13">"Title"</text:span>];</text:p>
      <text:p text:style-name="P1"><text:span text:style-name="T7">refinedMovieData</text:span>[<text:span text:style-name="T13">"rating"</text:span>] = <text:span text:style-name="T7">movie</text:span>[<text:span text:style-name="T13">"imdbRating"</text:span>];</text:p>
      <text:p text:style-name="P1"><text:span text:style-name="T1">return</text:span> <text:span text:style-name="T7">refinedMovieData</text:span>;</text:p>
      <text:p text:style-name="P1">}) </text:p>
      <text:p text:style-name="P10"/>
      <text:p text:style-name="P6">// Add your code above this line</text:p>
      <text:p text:style-name="P10"/>
      <text:p text:style-name="P1"><text:span text:style-name="T7">console</text:span>.<text:span text:style-name="T7">log</text:span>(<text:span text:style-name="T38">JSON</text:span>.<text:span text:style-name="T7">stringify</text:span>(<text:span text:style-name="T7">rating</text:span>));</text:p>
      <text:p text:style-name="P10"/>
      <text:h text:style-name="P29" text:outline-level="2">Implement map on a Prototype</text:h>
      <text:p text:style-name="P10"><text:span text:style-name="T20">Write your own </text:span><text:span text:style-name="Source_20_Text"><text:span text:style-name="T27">Array.prototype.myMap()</text:span></text:span><text:span text:style-name="T20">, which should behave exactly like </text:span><text:span text:style-name="Source_20_Text"><text:span text:style-name="T27">Array.prototype.map()</text:span></text:span><text:span text:style-name="T20">. You may use a </text:span><text:span text:style-name="Source_20_Text"><text:span text:style-name="T27">for</text:span></text:span><text:span text:style-name="T23"> </text:span><text:span text:style-name="T20">loop or the </text:span><text:span text:style-name="Source_20_Text"><text:span text:style-name="T27">forEach</text:span></text:span><text:span text:style-name="T23"> </text:span><text:span text:style-name="T20">method.</text:span> </text:p>
      <text:p text:style-name="P10"/>
      <text:p text:style-name="P6">// the global Array</text:p>
      <text:p text:style-name="P1"><text:span text:style-name="T1">var</text:span> <text:span text:style-name="T7">s</text:span> = [<text:span text:style-name="T15">23</text:span>, <text:span text:style-name="T15">65</text:span>, <text:span text:style-name="T15">98</text:span>, <text:span text:style-name="T15">5</text:span>];</text:p>
      <text:p text:style-name="P10"/>
      <text:p text:style-name="P1"><text:span text:style-name="T38">Array</text:span>.<text:span text:style-name="T7">prototype</text:span>.<text:span text:style-name="T7">myMap</text:span> = <text:span text:style-name="T1">function</text:span>(<text:span text:style-name="T7">callback</text:span>){</text:p>
      <text:p text:style-name="P1"><text:span text:style-name="T1">var</text:span> <text:span text:style-name="T7">newArray</text:span> = [];</text:p>
      <text:p text:style-name="P6">// Add your code below this line</text:p>
      <text:p text:style-name="P1"><text:span text:style-name="T1">for</text:span> (<text:span text:style-name="T1">let</text:span> <text:span text:style-name="T7">i</text:span> = <text:span text:style-name="T15">0</text:span>; <text:span text:style-name="T7">i</text:span> &lt; <text:span text:style-name="T1">this</text:span>.<text:span text:style-name="T7">length</text:span>; <text:span text:style-name="T7">i</text:span> += <text:span text:style-name="T15">1</text:span>){</text:p>
      <text:p text:style-name="P1"><text:span text:style-name="T7">newArray</text:span>.<text:span text:style-name="T7">push</text:span>(<text:span text:style-name="T7">callback</text:span>(<text:span text:style-name="T1">this</text:span>[<text:span text:style-name="T7">i</text:span>]));</text:p>
      <text:p text:style-name="P1">}</text:p>
      <text:p text:style-name="P1"><text:span text:style-name="T7">console</text:span>.<text:span text:style-name="T7">log</text:span>(<text:span text:style-name="T7">newArray</text:span>);</text:p>
      <text:p text:style-name="P6">// Add your code above this line</text:p>
      <text:p text:style-name="P1"><text:span text:style-name="T1">return</text:span> <text:span text:style-name="T7">newArray</text:span>;</text:p>
      <text:p text:style-name="P1">};</text:p>
      <text:p text:style-name="P10"/>
      <text:p text:style-name="P1"><text:soft-page-break/><text:span text:style-name="T1">var</text:span> <text:span text:style-name="T7">new_s</text:span> = <text:span text:style-name="T7">s</text:span>.<text:span text:style-name="T7">myMap</text:span>(<text:span text:style-name="T1">function</text:span>(<text:span text:style-name="T7">item</text:span>){</text:p>
      <text:p text:style-name="P1"><text:span text:style-name="T1">return</text:span> <text:span text:style-name="T7">item</text:span> * <text:span text:style-name="T15">2</text:span>;</text:p>
      <text:p text:style-name="P1">});</text:p>
      <text:p text:style-name="P6">//console.log(newArray)</text:p>
      <text:p text:style-name="P6"/>
      <text:p text:style-name="P12">Use the filter Method to Extract Data from an Array</text:p>
      <text:p text:style-name="P12"><text:span text:style-name="T20">The variable </text:span><text:span text:style-name="Source_20_Text"><text:span text:style-name="T28">watchList</text:span></text:span><text:span text:style-name="T23"> </text:span><text:span text:style-name="T20">holds an array of objects with information on several movies. Use a combination of </text:span><text:span text:style-name="Source_20_Text"><text:span text:style-name="T28">filter</text:span></text:span><text:span text:style-name="T23"> </text:span><text:span text:style-name="T20">and </text:span><text:span text:style-name="Source_20_Text"><text:span text:style-name="T28">map</text:span></text:span><text:span text:style-name="T23"> </text:span><text:span text:style-name="T20">to return a new array of objects with only </text:span><text:span text:style-name="Source_20_Text"><text:span text:style-name="T28">title</text:span></text:span><text:span text:style-name="T23"> </text:span><text:span text:style-name="T20">and </text:span><text:span text:style-name="Source_20_Text"><text:span text:style-name="T28">rating</text:span></text:span><text:span text:style-name="T23"> </text:span><text:span text:style-name="T20">keys, but where </text:span><text:span text:style-name="Source_20_Text"><text:span text:style-name="T28">imdbRating</text:span></text:span><text:span text:style-name="T23"> </text:span><text:span text:style-name="T20">is greater than or equal to 8.0. Note that the rating values are saved as strings in the object and you may want to convert them into numbers to perform mathematical operations on them.</text:span> </text:p>
      <text:p text:style-name="P12"/>
      <text:p text:style-name="P8">// Add your code below this line</text:p>
      <text:p text:style-name="P10"/>
      <text:p text:style-name="P1"><text:span text:style-name="T1">var</text:span> <text:span text:style-name="T7">filteredList</text:span> = <text:span text:style-name="T7">watchList</text:span>.<text:span text:style-name="T7">map</text:span>(<text:span text:style-name="T1">function</text:span>(<text:span text:style-name="T7">individualMovie</text:span>) {</text:p>
      <text:p text:style-name="P1"><text:span text:style-name="T1">let</text:span> <text:span text:style-name="T7">refinedMovieData</text:span> = {};</text:p>
      <text:p text:style-name="P1"><text:span text:style-name="T7">refinedMovieData</text:span>.<text:span text:style-name="T7">title</text:span> = <text:span text:style-name="T7">individualMovie</text:span>.<text:span text:style-name="T38">Title</text:span>;</text:p>
      <text:p text:style-name="P1"><text:span text:style-name="T7">refinedMovieData</text:span>.<text:span text:style-name="T7">rating</text:span> = <text:span text:style-name="T7">individualMovie</text:span>.<text:span text:style-name="T7">imdbRating</text:span>;</text:p>
      <text:p text:style-name="P1"><text:span text:style-name="T1">return</text:span> <text:span text:style-name="T7">refinedMovieData</text:span>;</text:p>
      <text:p text:style-name="P1">}).<text:span text:style-name="T7">filter</text:span>(<text:span text:style-name="T1">function</text:span>(<text:span text:style-name="T7">individualMovie</text:span>){</text:p>
      <text:p text:style-name="P1"><text:span text:style-name="T1">let</text:span> <text:span text:style-name="T7">ratingInteger</text:span> = <text:span text:style-name="T7">parseFloat</text:span>(<text:span text:style-name="T7">individualMovie</text:span>.<text:span text:style-name="T7">rating</text:span>);</text:p>
      <text:p text:style-name="P1"><text:span text:style-name="T1">if</text:span> (<text:span text:style-name="T7">ratingInteger</text:span> &gt;= <text:span text:style-name="T15">8.0</text:span>){</text:p>
      <text:p text:style-name="P1"><text:span text:style-name="T1">return</text:span> <text:span text:style-name="T7">individualMovie</text:span>;</text:p>
      <text:p text:style-name="P10"/>
      <text:p text:style-name="P1">}</text:p>
      <text:p text:style-name="P1">});</text:p>
      <text:p text:style-name="P10"/>
      <text:p text:style-name="P1"><text:span text:style-name="T7">console</text:span>.<text:span text:style-name="T7">log</text:span>(<text:span text:style-name="T7">filteredList</text:span>);</text:p>
      <text:p text:style-name="P36">// Add your code above this line</text:p>
      <text:p text:style-name="P38"/>
      <text:p text:style-name="P40">Implement the filter Method on a Prototype</text:p>
      <text:p text:style-name="Standard"><text:span text:style-name="T21">Write your own </text:span><text:span text:style-name="Source_20_Text"><text:span text:style-name="T28">Array.prototype.myFilter()</text:span></text:span><text:span text:style-name="T21">, which should behave exactly like </text:span><text:span text:style-name="Source_20_Text"><text:span text:style-name="T28">Array.prototype.filter()</text:span></text:span><text:span text:style-name="T21">. You may use a </text:span><text:span text:style-name="Source_20_Text"><text:span text:style-name="T28">for</text:span></text:span><text:span text:style-name="T25"> </text:span><text:span text:style-name="T21">loop or the </text:span><text:span text:style-name="Source_20_Text"><text:span text:style-name="T28">Array.prototype.forEach()</text:span></text:span><text:span text:style-name="T25"> </text:span><text:span text:style-name="T21">method.</text:span><text:span text:style-name="T25"> </text:span></text:p>
      <text:p text:style-name="P39"/>
      <text:p text:style-name="P8">// the global Array</text:p>
      <text:p text:style-name="P1"><text:span text:style-name="T1">var</text:span> <text:span text:style-name="T7">s</text:span> = [<text:span text:style-name="T15">23</text:span>, <text:span text:style-name="T15">65</text:span>, <text:span text:style-name="T15">98</text:span>, <text:span text:style-name="T15">5</text:span>];</text:p>
      <text:p text:style-name="P10"/>
      <text:p text:style-name="P1"><text:span text:style-name="T38">Array</text:span>.<text:span text:style-name="T7">prototype</text:span>.<text:span text:style-name="T7">myFilter</text:span> = <text:span text:style-name="T1">function</text:span>(<text:span text:style-name="T7">callback</text:span>){</text:p>
      <text:p text:style-name="P1"><text:span text:style-name="T1">var</text:span> <text:span text:style-name="T7">newArray</text:span> = [];</text:p>
      <text:p text:style-name="P6">// Add your code below this line</text:p>
      <text:p text:style-name="P1"><text:soft-page-break/><text:span text:style-name="T1">for</text:span> (<text:span text:style-name="T1">let</text:span> <text:span text:style-name="T7">i</text:span> = <text:span text:style-name="T15">0</text:span>; <text:span text:style-name="T7">i</text:span> &lt; <text:span text:style-name="T1">this</text:span>.<text:span text:style-name="T7">length</text:span>; <text:span text:style-name="T7">i</text:span> += <text:span text:style-name="T15">1</text:span>){</text:p>
      <text:p text:style-name="P1"><text:span text:style-name="T1">if</text:span>(<text:span text:style-name="T7">callback</text:span>(<text:span text:style-name="T1">this</text:span>[<text:span text:style-name="T7">i</text:span>])){</text:p>
      <text:p text:style-name="P1"><text:span text:style-name="T7">newArray</text:span>.<text:span text:style-name="T7">push</text:span>(<text:span text:style-name="T1">this</text:span>[<text:span text:style-name="T7">i</text:span>]);</text:p>
      <text:p text:style-name="P1">}</text:p>
      <text:p text:style-name="P1">}</text:p>
      <text:p text:style-name="P10"/>
      <text:p text:style-name="P6">// console.log(newArray);</text:p>
      <text:p text:style-name="P6">// Add your code above this line</text:p>
      <text:p text:style-name="P1"><text:span text:style-name="T1">return</text:span> <text:span text:style-name="T7">newArray</text:span>;</text:p>
      <text:p text:style-name="P10"/>
      <text:p text:style-name="P1">};</text:p>
      <text:p text:style-name="P10"/>
      <text:p text:style-name="P1"><text:span text:style-name="T1">var</text:span> <text:span text:style-name="T7">new_s</text:span> = <text:span text:style-name="T7">s</text:span>.<text:span text:style-name="T7">myFilter</text:span>(<text:span text:style-name="T1">function</text:span>(<text:span text:style-name="T7">item</text:span>){</text:p>
      <text:p text:style-name="P1"><text:span text:style-name="T1">return</text:span> <text:span text:style-name="T7">item</text:span> % <text:span text:style-name="T15">2</text:span> === <text:span text:style-name="T15">1</text:span>;</text:p>
      <text:p text:style-name="P1">});</text:p>
      <text:p text:style-name="P1"><text:span text:style-name="T7">console</text:span>.<text:span text:style-name="T7">log</text:span>(<text:span text:style-name="T7">new_s</text:span>);</text:p>
      <text:p text:style-name="P12"/>
      <text:p text:style-name="P9">OR</text:p>
      <text:p text:style-name="P9"/>
      <text:p text:style-name="P2"><text:span text:style-name="T1">this</text:span>.<text:span text:style-name="T7">forEach</text:span>(<text:span text:style-name="T7">individualElement</text:span> =&gt; {</text:p>
      <text:p text:style-name="P2"><text:span text:style-name="T1">if</text:span> (<text:span text:style-name="T7">callback</text:span>(<text:span text:style-name="T7">individualElement</text:span>)){</text:p>
      <text:p text:style-name="P2"><text:span text:style-name="T7">newArray</text:span>.<text:span text:style-name="T7">push</text:span>(<text:span text:style-name="T7">individualElement</text:span>);</text:p>
      <text:p text:style-name="P2">}</text:p>
      <text:p text:style-name="P3">});</text:p>
      <text:p text:style-name="P3"/>
      <text:h text:style-name="P28" text:outline-level="2">Return Part of an Array Using the slice Method</text:h>
      <text:p text:style-name="P5"><text:span text:style-name="T19">Use the </text:span><text:span text:style-name="Source_20_Text"><text:span text:style-name="T29">slice</text:span></text:span><text:span text:style-name="T23"> </text:span><text:span text:style-name="T19">method in the </text:span><text:span text:style-name="Source_20_Text"><text:span text:style-name="T29">sliceArray</text:span></text:span><text:span text:style-name="T23"> </text:span><text:span text:style-name="T19">function to return part of the </text:span><text:span text:style-name="Source_20_Text"><text:span text:style-name="T29">anim</text:span></text:span><text:span text:style-name="T24"> </text:span><text:span text:style-name="T19">array given the provided </text:span><text:span text:style-name="Source_20_Text"><text:span text:style-name="T29">beginSlice</text:span></text:span><text:span text:style-name="T23"> </text:span><text:span text:style-name="T19">and </text:span><text:span text:style-name="Source_20_Text"><text:span text:style-name="T29">endSlice</text:span></text:span><text:span text:style-name="T23"> </text:span><text:span text:style-name="T19">indices. The function should return an array</text:span></text:p>
      <text:p text:style-name="P41"/>
      <text:p text:style-name="P4"><text:span text:style-name="T30">function</text:span><text:span text:style-name="T31"> </text:span><text:span text:style-name="T32">sliceArray</text:span><text:span text:style-name="T31">(</text:span><text:span text:style-name="T32">anim</text:span><text:span text:style-name="T31">, </text:span><text:span text:style-name="T32">beginSlice</text:span><text:span text:style-name="T31">, </text:span><text:span text:style-name="T32">endSlice</text:span><text:span text:style-name="T31">) {</text:span></text:p>
      <text:p text:style-name="P6">// Add your code below this line</text:p>
      <text:p text:style-name="P1"><text:span text:style-name="T1">let</text:span> <text:span text:style-name="T7">slicedResults</text:span> = <text:span text:style-name="T7">anim</text:span>.<text:span text:style-name="T7">slice</text:span>(<text:span text:style-name="T7">beginSlice</text:span>, <text:span text:style-name="T7">endSlice</text:span>);</text:p>
      <text:p text:style-name="P1"><text:span text:style-name="T1">return</text:span> <text:span text:style-name="T7">slicedResults</text:span>;</text:p>
      <text:p text:style-name="P6">// Add your code above this line</text:p>
      <text:p text:style-name="P1">}</text:p>
      <text:p text:style-name="P1"><text:span text:style-name="T1">var</text:span> <text:span text:style-name="T7">inputAnim</text:span> = [<text:span text:style-name="T13">"Cat"</text:span>, <text:span text:style-name="T13">"Dog"</text:span>, <text:span text:style-name="T13">"Tiger"</text:span>, <text:span text:style-name="T13">"Zebra"</text:span>, <text:span text:style-name="T13">"Ant"</text:span>];</text:p>
      <text:p text:style-name="P1"><text:span text:style-name="T1">let</text:span> <text:span text:style-name="T7">results</text:span> = <text:span text:style-name="T7">sliceArray</text:span>(<text:span text:style-name="T7">inputAnim</text:span>, <text:span text:style-name="T15">0</text:span>, <text:span text:style-name="T15">1</text:span>);</text:p>
      <text:p text:style-name="P1"><text:span text:style-name="T7">console</text:span>.<text:span text:style-name="T7">log</text:span>(<text:span text:style-name="T7">results</text:span>)</text:p>
      <text:p text:style-name="P41"/>
      <text:h text:style-name="P32" text:outline-level="2"><text:soft-page-break/>Remove Elements from an Array Using slice Instead of splice</text:h>
      <text:p text:style-name="P17"><text:span text:style-name="T34">Rewrite the function </text:span><text:span text:style-name="Source_20_Text"><text:span text:style-name="T39">nonMutatingSplice</text:span></text:span><text:span text:style-name="T33"> </text:span><text:span text:style-name="T34">by using </text:span><text:span text:style-name="Source_20_Text"><text:span text:style-name="T39">slice</text:span></text:span><text:span text:style-name="T33"> </text:span><text:span text:style-name="T34">instead of </text:span><text:span text:style-name="Source_20_Text"><text:span text:style-name="T39">splice</text:span></text:span><text:span text:style-name="T34">. It should limit the provided </text:span><text:span text:style-name="Source_20_Text"><text:span text:style-name="T39">cities</text:span></text:span><text:span text:style-name="T33"> </text:span><text:span text:style-name="T34">array to a length of 3, and return a new array with only the first three items. Do not mutate the original array provided to the function</text:span><text:span text:style-name="T33"> </text:span></text:p>
      <text:p text:style-name="P14"><text:span text:style-name="T3">function</text:span><text:span text:style-name="T33"> </text:span><text:span text:style-name="T9">nonMutatingSplice</text:span><text:span text:style-name="T33">(</text:span><text:span text:style-name="T9">cities</text:span><text:span text:style-name="T33">) {</text:span></text:p>
      <text:p text:style-name="P6">// Add your code below this line</text:p>
      <text:p text:style-name="P1"><text:span text:style-name="T1">return</text:span> <text:span text:style-name="T7">cities</text:span>.<text:span text:style-name="T7">slice</text:span>(<text:span text:style-name="T15">0</text:span>, <text:span text:style-name="T15">3</text:span>);</text:p>
      <text:p text:style-name="P10"/>
      <text:p text:style-name="P6">// Add your code above this line</text:p>
      <text:p text:style-name="P1">}</text:p>
      <text:p text:style-name="P1"><text:span text:style-name="T1">var</text:span> <text:span text:style-name="T7">inputCities</text:span> = [<text:span text:style-name="T13">"Chicago"</text:span>, <text:span text:style-name="T13">"Delhi"</text:span>, <text:span text:style-name="T13">"Islamabad"</text:span>, <text:span text:style-name="T13">"London"</text:span>, <text:span text:style-name="T13">"Berlin"</text:span>];</text:p>
      <text:p text:style-name="P1"><text:span text:style-name="T7">console</text:span>.<text:span text:style-name="T7">log</text:span>(<text:span text:style-name="T7">nonMutatingSplice</text:span>(<text:span text:style-name="T7">inputCities</text:span>));</text:p>
      <text:p text:style-name="P54"/>
      <text:h text:style-name="P32" text:outline-level="2">Combine Two Arrays Using the concat Method</text:h>
      <text:p text:style-name="P17"><text:span text:style-name="T34">Use the </text:span><text:span text:style-name="Source_20_Text"><text:span text:style-name="T39">concat</text:span></text:span><text:span text:style-name="T33"> </text:span><text:span text:style-name="T34">method in the </text:span><text:span text:style-name="Source_20_Text"><text:span text:style-name="T39">nonMutatingConcat</text:span></text:span><text:span text:style-name="T33"> </text:span><text:span text:style-name="T34">function to concatenate </text:span><text:span text:style-name="Source_20_Text"><text:span text:style-name="T39">attach</text:span></text:span><text:span text:style-name="T33"> </text:span><text:span text:style-name="T34">to the end of </text:span><text:span text:style-name="Source_20_Text"><text:span text:style-name="T39">original</text:span></text:span><text:span text:style-name="T34">. The function should return the concatenated array.</text:span><text:span text:style-name="T33"> </text:span></text:p>
      <text:p text:style-name="P14"><text:span text:style-name="T3">function</text:span><text:span text:style-name="T33"> </text:span><text:span text:style-name="T9">nonMutatingConcat</text:span><text:span text:style-name="T33">(</text:span><text:span text:style-name="T9">original</text:span><text:span text:style-name="T33">, </text:span><text:span text:style-name="T9">attach</text:span><text:span text:style-name="T33">) {</text:span></text:p>
      <text:p text:style-name="P6">// Add your code below this line</text:p>
      <text:p text:style-name="P1"><text:span text:style-name="T1">return</text:span> [<text:span text:style-name="T15">1</text:span>, <text:span text:style-name="T15">2</text:span>, <text:span text:style-name="T15">3</text:span>].<text:span text:style-name="T7">concat</text:span>([<text:span text:style-name="T15">4</text:span>, <text:span text:style-name="T15">5</text:span>]);</text:p>
      <text:p text:style-name="P10"/>
      <text:p text:style-name="P6">// Add your code above this line</text:p>
      <text:p text:style-name="P1">}</text:p>
      <text:p text:style-name="P1"><text:span text:style-name="T1">var</text:span> <text:span text:style-name="T7">first</text:span> = [<text:span text:style-name="T15">1</text:span>, <text:span text:style-name="T15">2</text:span>, <text:span text:style-name="T15">3</text:span>];</text:p>
      <text:p text:style-name="P1"><text:span text:style-name="T1">var</text:span> <text:span text:style-name="T7">second</text:span> = [<text:span text:style-name="T15">4</text:span>, <text:span text:style-name="T15">5</text:span>];</text:p>
      <text:p text:style-name="P1"><text:span text:style-name="T7">console</text:span>.<text:span text:style-name="T7">log</text:span>(<text:span text:style-name="T7">nonMutatingConcat</text:span>(<text:span text:style-name="T7">first</text:span>, <text:span text:style-name="T7">second</text:span>));</text:p>
      <text:p text:style-name="P54"/>
      <text:h text:style-name="P32" text:outline-level="2">Add Elements to the End of an Array Using concat Instead of push</text:h>
      <text:p text:style-name="P17"><text:span text:style-name="T34">Change the </text:span><text:span text:style-name="Source_20_Text"><text:span text:style-name="T39">nonMutatingPush</text:span></text:span><text:span text:style-name="T33"> </text:span><text:span text:style-name="T34">function so it uses </text:span><text:span text:style-name="Source_20_Text"><text:span text:style-name="T39">concat</text:span></text:span><text:span text:style-name="T33"> </text:span><text:span text:style-name="T34">to add </text:span><text:span text:style-name="Source_20_Text"><text:span text:style-name="T39">newItem</text:span></text:span><text:span text:style-name="T33"> </text:span><text:span text:style-name="T34">to the end of </text:span><text:span text:style-name="Source_20_Text"><text:span text:style-name="T39">original</text:span></text:span><text:span text:style-name="T33"> </text:span><text:span text:style-name="T34">instead of </text:span><text:span text:style-name="Source_20_Text"><text:span text:style-name="T39">push</text:span></text:span><text:span text:style-name="T34">. The function should return an array.</text:span><text:span text:style-name="T33"> </text:span></text:p>
      <text:p text:style-name="P14"><text:span text:style-name="T3">function</text:span><text:span text:style-name="T33"> </text:span><text:span text:style-name="T9">nonMutatingPush</text:span><text:span text:style-name="T33">(</text:span><text:span text:style-name="T9">original</text:span><text:span text:style-name="T33">, </text:span><text:span text:style-name="T9">newItem</text:span><text:span text:style-name="T33">) {</text:span></text:p>
      <text:p text:style-name="P6">// Add your code below this line</text:p>
      <text:p text:style-name="P10"/>
      <text:p text:style-name="P1"><text:span text:style-name="T1">return</text:span> <text:span text:style-name="T7">original</text:span>.<text:span text:style-name="T7">concat</text:span>(<text:span text:style-name="T7">newItem</text:span>);</text:p>
      <text:p text:style-name="P10"/>
      <text:p text:style-name="P6">// Add your code above this line</text:p>
      <text:p text:style-name="P1"><text:soft-page-break/>}</text:p>
      <text:p text:style-name="P1"><text:span text:style-name="T1">var</text:span> <text:span text:style-name="T7">first</text:span> = [<text:span text:style-name="T15">1</text:span>, <text:span text:style-name="T15">2</text:span>, <text:span text:style-name="T15">3</text:span>];</text:p>
      <text:p text:style-name="P1"><text:span text:style-name="T1">var</text:span> <text:span text:style-name="T7">second</text:span> = [<text:span text:style-name="T15">4</text:span>, <text:span text:style-name="T15">5</text:span>];</text:p>
      <text:p text:style-name="P1"><text:span text:style-name="T7">console</text:span>.<text:span text:style-name="T7">log</text:span>(<text:span text:style-name="T7">nonMutatingPush</text:span>(<text:span text:style-name="T7">first</text:span>, <text:span text:style-name="T7">second</text:span>));</text:p>
      <text:p text:style-name="P54"/>
      <text:h text:style-name="P32" text:outline-level="2">Use the reduce Method to Analyze Data</text:h>
      <text:p text:style-name="P17"><text:span text:style-name="T34">The variable </text:span><text:span text:style-name="Source_20_Text"><text:span text:style-name="T39">watchList</text:span></text:span><text:span text:style-name="T33"> </text:span><text:span text:style-name="T34">holds an array of objects with information on several movies. Use </text:span><text:span text:style-name="Source_20_Text"><text:span text:style-name="T39">reduce</text:span></text:span><text:span text:style-name="T33"> </text:span><text:span text:style-name="T34">to find the average IMDB rating of the movies </text:span><text:span text:style-name="Strong_20_Emphasis"><text:span text:style-name="T35">directed by Christopher Nolan</text:span></text:span><text:span text:style-name="T34">. Recall from prior challenges how to </text:span><text:span text:style-name="Source_20_Text"><text:span text:style-name="T39">filter</text:span></text:span><text:span text:style-name="T33"> </text:span><text:span text:style-name="T34">data and </text:span><text:span text:style-name="Source_20_Text"><text:span text:style-name="T39">map</text:span></text:span><text:span text:style-name="T33"> </text:span><text:span text:style-name="T34">over it to pull what you need. You may need to create other variables, and return the average rating from </text:span><text:span text:style-name="Source_20_Text"><text:span text:style-name="T39">getRating</text:span></text:span><text:span text:style-name="T33"> </text:span><text:span text:style-name="T34">function. Note that the rating values are saved as strings in the object and need to be converted into numbers before they are used in any mathematical operations</text:span><text:span text:style-name="T33"> </text:span></text:p>
      <text:p text:style-name="P14"><text:span text:style-name="T3">function</text:span><text:span text:style-name="T33"> </text:span><text:span text:style-name="T9">getRating</text:span><text:span text:style-name="T33">(</text:span><text:span text:style-name="T9">watchList</text:span><text:span text:style-name="T33">){</text:span></text:p>
      <text:p text:style-name="P6">// Add your code below this line</text:p>
      <text:p text:style-name="P1"><text:span text:style-name="T1">let</text:span> <text:span text:style-name="T7">nolanMovies</text:span> = <text:span text:style-name="T7">watchList</text:span>.<text:span text:style-name="T7">filter</text:span>(<text:span text:style-name="T7">movie</text:span> =&gt; {</text:p>
      <text:p text:style-name="P1"><text:span text:style-name="T1">if</text:span>(<text:span text:style-name="T7">movie</text:span>.<text:span text:style-name="T38">Director</text:span> === <text:span text:style-name="T13">"Christopher Nolan"</text:span>) <text:span text:style-name="T1">return</text:span> <text:span text:style-name="T7">movie</text:span>;</text:p>
      <text:p text:style-name="P1">});</text:p>
      <text:p text:style-name="P10"/>
      <text:p text:style-name="P1"><text:span text:style-name="T1">let</text:span> <text:span text:style-name="T7">nolanMovieRatingSum</text:span> = <text:span text:style-name="T7">nolanMovies</text:span>.<text:span text:style-name="T7">reduce</text:span>(<text:span text:style-name="T1">function</text:span>(<text:span text:style-name="T7">total</text:span>, <text:span text:style-name="T7">movie</text:span>, <text:span text:style-name="T7">currentIndex</text:span>, <text:span text:style-name="T7">arr</text:span>){</text:p>
      <text:p text:style-name="P1"><text:span text:style-name="T7">total</text:span> += <text:span text:style-name="T7">parseFloat</text:span>(<text:span text:style-name="T7">movie</text:span>.<text:span text:style-name="T7">imdbRating</text:span>);</text:p>
      <text:p text:style-name="P1"><text:span text:style-name="T1">return</text:span> <text:span text:style-name="T7">total</text:span>;</text:p>
      <text:p text:style-name="P1">}, <text:span text:style-name="T15">0</text:span>)</text:p>
      <text:p text:style-name="P10"/>
      <text:p text:style-name="P1"><text:span text:style-name="T1">let</text:span> <text:span text:style-name="T7">nolanMovieCount</text:span> = <text:span text:style-name="T7">nolanMovies</text:span>.<text:span text:style-name="T7">length</text:span>;</text:p>
      <text:p text:style-name="P1"><text:span text:style-name="T1">let</text:span> <text:span text:style-name="T7">averageRating</text:span> = <text:span text:style-name="T7">nolanMovieRatingSum</text:span> / <text:span text:style-name="T7">nolanMovieCount</text:span>;</text:p>
      <text:p text:style-name="P31"/>
      <text:p text:style-name="P6">// Add your code above this line</text:p>
      <text:p text:style-name="P1"><text:span text:style-name="T1">return</text:span> <text:span text:style-name="T7">averageRating</text:span>;</text:p>
      <text:p text:style-name="P1">}</text:p>
      <text:p text:style-name="P1"><text:span text:style-name="T7">console</text:span>.<text:span text:style-name="T7">log</text:span>(<text:span text:style-name="T7">getRating</text:span>(<text:span text:style-name="T7">watchList</text:span>));</text:p>
      <text:p text:style-name="P54"/>
      <text:h text:style-name="P32" text:outline-level="2">Use Higher-Order Functions map, filter, or reduce to Solve a Complex Problem</text:h>
      <text:p text:style-name="P18"><text:span text:style-name="T34">We have defined a function named </text:span><text:span text:style-name="Source_20_Text"><text:span text:style-name="T39">squareList</text:span></text:span><text:span text:style-name="T34">. You need to complete the code for the </text:span><text:span text:style-name="Source_20_Text"><text:span text:style-name="T39">squareList</text:span></text:span><text:span text:style-name="T33"> </text:span><text:span text:style-name="T34">function using any combination of </text:span><text:span text:style-name="Source_20_Text"><text:span text:style-name="T39">map()</text:span></text:span><text:span text:style-name="T36">, </text:span><text:span text:style-name="Source_20_Text"><text:span text:style-name="T39">filter()</text:span></text:span><text:span text:style-name="T34">, and </text:span><text:span text:style-name="Source_20_Text"><text:span text:style-name="T39">reduce()</text:span></text:span><text:span text:style-name="T33"> </text:span><text:span text:style-name="T34">so that it returns a new array containing only the square of </text:span><text:span text:style-name="Emphasis"><text:span text:style-name="T34">only</text:span></text:span><text:span text:style-name="T33"> </text:span><text:span text:style-name="T34">the positive integers (decimal </text:span><text:soft-page-break/><text:span text:style-name="T34">numbers are not integers) when an array of real numbers is passed to it. An example of an array containing only real numbers is </text:span><text:span text:style-name="Source_20_Text"><text:span text:style-name="T39">[-3, 4.8, 5, 3, -3.2]</text:span></text:span><text:span text:style-name="T34">. </text:span><text:span text:style-name="Strong_20_Emphasis"><text:span text:style-name="T35">Note:</text:span></text:span><text:span text:style-name="T33"> </text:span><text:span text:style-name="T34">Your function should not use any kind of </text:span><text:span text:style-name="Source_20_Text"><text:span text:style-name="T39">for</text:span></text:span><text:span text:style-name="T33"> </text:span><text:span text:style-name="T34">or </text:span><text:span text:style-name="Source_20_Text"><text:span text:style-name="T39">while</text:span></text:span><text:span text:style-name="T33"> </text:span><text:span text:style-name="T34">loops or the </text:span><text:span text:style-name="Source_20_Text"><text:span text:style-name="T39">forEach()</text:span></text:span><text:span text:style-name="T33"> </text:span><text:span text:style-name="T34">function.</text:span></text:p>
      <text:p text:style-name="P15"><text:span text:style-name="T4">const</text:span><text:span text:style-name="T34"> </text:span><text:span text:style-name="T10">squareList</text:span><text:span text:style-name="T34"> = (</text:span><text:span text:style-name="T10">arr</text:span><text:span text:style-name="T34">) =&gt; {</text:span></text:p>
      <text:p text:style-name="P6">// only change code below this line</text:p>
      <text:p text:style-name="P1"><text:span text:style-name="T1">let</text:span> <text:span text:style-name="T7">positiveIntegerSquared</text:span> = <text:span text:style-name="T7">arr</text:span>.<text:span text:style-name="T7">filter</text:span>(<text:span text:style-name="T7">num</text:span> =&gt;{</text:p>
      <text:p text:style-name="P1"><text:span text:style-name="T1">if</text:span> (<text:span text:style-name="T38">Number</text:span>.<text:span text:style-name="T7">isInteger</text:span>(<text:span text:style-name="T7">num</text:span>) &amp;&amp; <text:span text:style-name="T7">num</text:span> &gt; <text:span text:style-name="T15">0</text:span>) <text:span text:style-name="T1">return</text:span> <text:span text:style-name="T7">num</text:span>;</text:p>
      <text:p text:style-name="P1">}).<text:span text:style-name="T7">map</text:span>(<text:span text:style-name="T7">num</text:span> =&gt; { <text:span text:style-name="T1">return</text:span> <text:span text:style-name="T7">num</text:span> * <text:span text:style-name="T7">num</text:span>; });</text:p>
      <text:p text:style-name="P1"><text:span text:style-name="T1">return</text:span> <text:span text:style-name="T7">positiveIntegerSquared</text:span>;</text:p>
      <text:p text:style-name="P10"/>
      <text:p text:style-name="P6">// only change code above this line</text:p>
      <text:p text:style-name="P1">};</text:p>
      <text:p text:style-name="P10"/>
      <text:p text:style-name="P6">// test your code</text:p>
      <text:p text:style-name="P1"><text:span text:style-name="T1">const</text:span> <text:span text:style-name="T7">squaredIntegers</text:span> = <text:span text:style-name="T7">squareList</text:span>([-<text:span text:style-name="T15">3</text:span>, <text:span text:style-name="T15">4.8</text:span>, <text:span text:style-name="T15">5</text:span>, <text:span text:style-name="T15">3</text:span>, -<text:span text:style-name="T15">3.2</text:span>]);</text:p>
      <text:p text:style-name="P1"><text:span text:style-name="T7">console</text:span>.<text:span text:style-name="T7">log</text:span>(<text:span text:style-name="T7">squaredIntegers</text:span>);</text:p>
      <text:p text:style-name="P56"/>
      <text:h text:style-name="P27" text:outline-level="2">Sort an Array Alphabetically using the sort Method</text:h>
      <text:p text:style-name="P11"><text:span text:style-name="T20">Use the </text:span><text:span text:style-name="Source_20_Text"><text:span text:style-name="T28">sort</text:span></text:span><text:span text:style-name="T23"> </text:span><text:span text:style-name="T20">method in the </text:span><text:span text:style-name="Source_20_Text"><text:span text:style-name="T28">alphabeticalOrder</text:span></text:span><text:span text:style-name="T23"> </text:span><text:span text:style-name="T20">function to sort the elements of </text:span><text:span text:style-name="Source_20_Text"><text:span text:style-name="T28">arr</text:span></text:span><text:span text:style-name="T23"> </text:span><text:span text:style-name="T20">in alphabetical order.</text:span> </text:p>
      <text:p text:style-name="P44"><text:span text:style-name="T1">function</text:span> <text:span text:style-name="T7">alphabeticalOrder</text:span>(<text:span text:style-name="T7">arr</text:span>) {</text:p>
      <text:p text:style-name="P6">// Add your code below this line</text:p>
      <text:p text:style-name="P1"><text:span text:style-name="T1">return</text:span> <text:span text:style-name="T7">arr</text:span>.<text:span text:style-name="T7">sort</text:span>(<text:span text:style-name="T1">function</text:span>(<text:span text:style-name="T7">a</text:span>, <text:span text:style-name="T7">b</text:span>) {</text:p>
      <text:p text:style-name="P1"><text:span text:style-name="T1">return</text:span> <text:span text:style-name="T7">a</text:span> === <text:span text:style-name="T7">b</text:span> ? <text:span text:style-name="T15">0</text:span> : <text:span text:style-name="T7">a</text:span> &gt; <text:span text:style-name="T7">b</text:span> ? <text:span text:style-name="T15">1</text:span> : -<text:span text:style-name="T15">1</text:span>;</text:p>
      <text:p text:style-name="P1">});</text:p>
      <text:p text:style-name="P10"/>
      <text:p text:style-name="P6">// Add your code above this line</text:p>
      <text:p text:style-name="P1">}</text:p>
      <text:p text:style-name="P1"><text:span text:style-name="T7">console</text:span>.<text:span text:style-name="T7">log</text:span>(<text:span text:style-name="T7">alphabeticalOrder</text:span>([<text:span text:style-name="T13">"a"</text:span>, <text:span text:style-name="T13">"d"</text:span>, <text:span text:style-name="T13">"c"</text:span>, <text:span text:style-name="T13">"a"</text:span>, <text:span text:style-name="T13">"z"</text:span>, <text:span text:style-name="T13">"g"</text:span>]));</text:p>
      <text:p text:style-name="P11"/>
      <text:h text:style-name="P27" text:outline-level="2">Return a Sorted Array Without Changing the Original Array</text:h>
      <text:p text:style-name="P11"><text:span text:style-name="T20">Use the </text:span><text:span text:style-name="Source_20_Text"><text:span text:style-name="T28">sort</text:span></text:span><text:span text:style-name="T23"> </text:span><text:span text:style-name="T20">method in the </text:span><text:span text:style-name="Source_20_Text"><text:span text:style-name="T28">nonMutatingSort</text:span></text:span><text:span text:style-name="T23"> </text:span><text:span text:style-name="T20">function to sort the elements of an array in ascending order. The function should return a new array, and not mutate the </text:span><text:span text:style-name="Source_20_Text"><text:span text:style-name="T28">globalArray</text:span></text:span><text:span text:style-name="T23"> </text:span><text:span text:style-name="T20">variable.</text:span> </text:p>
      <text:p text:style-name="P44"><text:span text:style-name="T1">var</text:span> <text:span text:style-name="T7">globalArray</text:span> = [<text:span text:style-name="T15">5</text:span>, <text:span text:style-name="T15">6</text:span>, <text:span text:style-name="T15">3</text:span>, <text:span text:style-name="T15">2</text:span>, <text:span text:style-name="T15">9</text:span>];</text:p>
      <text:p text:style-name="P1"><text:span text:style-name="T1">function</text:span> <text:span text:style-name="T7">nonMutatingSort</text:span>(<text:span text:style-name="T7">arr</text:span>) {</text:p>
      <text:p text:style-name="P6">// Add your code below this line</text:p>
      <text:p text:style-name="P1"><text:span text:style-name="T1">return</text:span> <text:span text:style-name="T7">arr</text:span>.<text:span text:style-name="T7">slice</text:span>().<text:span text:style-name="T7">sort</text:span>();</text:p>
      <text:p text:style-name="P1"><text:span text:style-name="T1">return</text:span> <text:span text:style-name="T7">arr</text:span>.<text:span text:style-name="T7">sort</text:span>(<text:span text:style-name="T1">function</text:span>(<text:span text:style-name="T7">a</text:span>, <text:span text:style-name="T7">b</text:span>) {</text:p>
      <text:p text:style-name="P1"><text:span text:style-name="T1">return</text:span> <text:span text:style-name="T7">a</text:span> - <text:span text:style-name="T7">b</text:span>;</text:p>
      <text:p text:style-name="P1"><text:soft-page-break/>});</text:p>
      <text:p text:style-name="P6">// Add your code above this line</text:p>
      <text:p text:style-name="P1">}</text:p>
      <text:p text:style-name="P1"><text:span text:style-name="T7">console</text:span>.<text:span text:style-name="T7">log</text:span>(<text:span text:style-name="T7">nonMutatingSort</text:span>(<text:span text:style-name="T7">globalArray</text:span>));</text:p>
      <text:p text:style-name="P1"><text:span text:style-name="T7">console</text:span>.<text:span text:style-name="T7">log</text:span>(<text:span text:style-name="T7">globalArray</text:span>)</text:p>
      <text:p text:style-name="P11"/>
      <text:h text:style-name="P27" text:outline-level="2">Split a String into an Array Using the split Method</text:h>
      <text:p text:style-name="P11"><text:span text:style-name="T20">Use the </text:span><text:span text:style-name="Source_20_Text"><text:span text:style-name="T27">split</text:span></text:span><text:span text:style-name="T23"> </text:span><text:span text:style-name="T20">method inside the </text:span><text:span text:style-name="Source_20_Text"><text:span text:style-name="T27">splitify</text:span></text:span><text:span text:style-name="T23"> </text:span><text:span text:style-name="T20">function to split </text:span><text:span text:style-name="Source_20_Text"><text:span text:style-name="T27">str</text:span></text:span><text:span text:style-name="T23"> </text:span><text:span text:style-name="T20">into an array of words. The function should return the array. Note that the words are not always separated by spaces, and the array should not contain punctuation.</text:span> </text:p>
      <text:p text:style-name="P44"><text:span text:style-name="T1">function</text:span> <text:span text:style-name="T7">splitify</text:span>(<text:span text:style-name="T7">str</text:span>) {</text:p>
      <text:p text:style-name="P6">// Add your code below this line</text:p>
      <text:p text:style-name="P6">// console.log(str);</text:p>
      <text:p text:style-name="P1"><text:span text:style-name="T6">return</text:span><text:span text:style-name="T44"> </text:span><text:span text:style-name="T12">str</text:span><text:span text:style-name="T44">.</text:span><text:span text:style-name="T12">split</text:span><text:span text:style-name="T44">(</text:span><text:span text:style-name="T42">/\W/</text:span><text:span text:style-name="T44">);</text:span> </text:p>
      <text:p text:style-name="P10"/>
      <text:p text:style-name="P6">// Add your code above this line</text:p>
      <text:p text:style-name="P1">}</text:p>
      <text:p text:style-name="P1"><text:span text:style-name="T7">console</text:span>.<text:span text:style-name="T7">log</text:span>(<text:span text:style-name="T7">splitify</text:span>(<text:span text:style-name="T13">"Hello World,I-am code"</text:span>));</text:p>
      <text:p text:style-name="P11"/>
      <text:h text:style-name="P27" text:outline-level="2">Combine an Array into a String Using the join Method</text:h>
      <text:p text:style-name="P11"><text:span text:style-name="T20">Use the </text:span><text:span text:style-name="Source_20_Text"><text:span text:style-name="T27">join</text:span></text:span><text:span text:style-name="T23"> </text:span><text:span text:style-name="T20">method (among others) inside the </text:span><text:span text:style-name="Source_20_Text"><text:span text:style-name="T27">sentensify</text:span></text:span><text:span text:style-name="T23"> </text:span><text:span text:style-name="T20">function to make a sentence from the words in the string </text:span><text:span text:style-name="Source_20_Text"><text:span text:style-name="T27">str</text:span></text:span><text:span text:style-name="T20">. The function should return a string. For example, "I-like-Star-Wars" would be converted to "I like Star Wars". For this challenge, do not use the </text:span><text:span text:style-name="Source_20_Text"><text:span text:style-name="T27">replace</text:span></text:span><text:span text:style-name="T23"> </text:span><text:span text:style-name="T20">method.</text:span> </text:p>
      <text:p text:style-name="P45"><text:span text:style-name="T1">function</text:span> <text:span text:style-name="T7">sentensify</text:span>(<text:span text:style-name="T7">str</text:span>) {</text:p>
      <text:p text:style-name="P6">// Add your code below this line</text:p>
      <text:p text:style-name="P47"><text:span text:style-name="T1">let</text:span> <text:span text:style-name="T7">myStr</text:span> = <text:span text:style-name="T7">str</text:span>.<text:span text:style-name="T7">split</text:span>(<text:span text:style-name="T40">/\W/</text:span>);</text:p>
      <text:p text:style-name="P47"><text:span text:style-name="T1">let</text:span> <text:span text:style-name="T7">myNewStr</text:span> = <text:span text:style-name="T7">myStr</text:span>.<text:span text:style-name="T7">join</text:span>(<text:span text:style-name="T13">" "</text:span>);</text:p>
      <text:p text:style-name="P47"><text:span text:style-name="T1">return</text:span> <text:span text:style-name="T7">myNewStr</text:span>;</text:p>
      <text:p text:style-name="P6">// Add your code above this line</text:p>
      <text:p text:style-name="P1">}</text:p>
      <text:p text:style-name="P1"><text:span text:style-name="T7">console</text:span>.<text:span text:style-name="T7">log</text:span>(<text:span text:style-name="T7">sentensify</text:span>(<text:span text:style-name="T13">"May-the-force-be-with-you"</text:span>));</text:p>
      <text:p text:style-name="P50"/>
      <text:h text:style-name="P34" text:outline-level="2">Apply Functional Programming to Convert Strings to URL Slugs</text:h>
      <text:p text:style-name="P53"><text:span text:style-name="T20">Fill in the </text:span><text:span text:style-name="Source_20_Text"><text:span text:style-name="T27">urlSlug</text:span></text:span><text:span text:style-name="T23"> </text:span><text:span text:style-name="T20">function so it converts a string </text:span><text:span text:style-name="Source_20_Text"><text:span text:style-name="T27">title</text:span></text:span><text:span text:style-name="T23"> </text:span><text:span text:style-name="T20">and returns the hyphenated version for the URL. You can use any of the methods covered in this section, and don't </text:span><text:soft-page-break/><text:span text:style-name="T20">use </text:span><text:span text:style-name="Source_20_Text"><text:span text:style-name="T27">replace</text:span></text:span><text:span text:style-name="T20">. Here are the requirements: The input is a string with spaces and title-cased words The output is a string with the spaces between words replaced by a hyphen (</text:span><text:span text:style-name="Source_20_Text"><text:span text:style-name="T27">-</text:span></text:span><text:span text:style-name="T20">) The output should be all lower-cased letters The output should not have any spaces</text:span></text:p>
      <text:p text:style-name="P37"><text:span text:style-name="T19">// the global variable</text:span></text:p>
      <text:p text:style-name="P1"><text:span text:style-name="T1">var</text:span> <text:span text:style-name="T7">globalTitle</text:span> = <text:span text:style-name="T13">"Winter Is Coming"</text:span>;</text:p>
      <text:p text:style-name="P10"/>
      <text:p text:style-name="P6">// Add your code below this line</text:p>
      <text:p text:style-name="P47"><text:span text:style-name="T1">function</text:span> <text:span text:style-name="T7">urlSlug</text:span>(<text:span text:style-name="T7">title</text:span>) {</text:p>
      <text:p text:style-name="P47"><text:span text:style-name="T1">return</text:span> <text:span text:style-name="T7">title</text:span>.<text:span text:style-name="T7">slice</text:span>()</text:p>
      <text:p text:style-name="P47">.<text:span text:style-name="T7">toLowerCase</text:span>()</text:p>
      <text:p text:style-name="P47">.<text:span text:style-name="T7">split</text:span>(<text:span text:style-name="T13">" "</text:span>)</text:p>
      <text:p text:style-name="P47">.<text:span text:style-name="T7">filter</text:span> (<text:span text:style-name="T7">word</text:span> =&gt; {<text:span text:style-name="T1">if</text:span> (<text:span text:style-name="T7">word</text:span> != <text:span text:style-name="T13">""</text:span>)<text:span text:style-name="T1">return</text:span> <text:span text:style-name="T7">word</text:span>;}) </text:p>
      <text:p text:style-name="P47">.<text:span text:style-name="T7">join</text:span>(<text:span text:style-name="T13">"-"</text:span>);</text:p>
      <text:p text:style-name="P1">}</text:p>
      <text:p text:style-name="P6">// Add your code above this line</text:p>
      <text:p text:style-name="P10"/>
      <text:p text:style-name="P1"><text:span text:style-name="T1">var</text:span> <text:span text:style-name="T7">winterComing</text:span> = <text:span text:style-name="T7">urlSlug</text:span>(<text:span text:style-name="T7">globalTitle</text:span>); <text:span text:style-name="T17">// Should be "winter-is-coming"</text:span></text:p>
      <text:p text:style-name="P1"><text:span text:style-name="T7">console</text:span>.<text:span text:style-name="T7">log</text:span>(<text:span text:style-name="T7">winterComing</text:span>)</text:p>
      <text:p text:style-name="P53"><text:s/></text:p>
      <text:h text:style-name="P34" text:outline-level="2">Use the every Method to Check that Every Element in an Array Meets a Criteria</text:h>
      <text:p text:style-name="P52"><text:span text:style-name="T20">Use the </text:span><text:span text:style-name="Source_20_Text"><text:span text:style-name="T27">every</text:span></text:span><text:span text:style-name="T23"> </text:span><text:span text:style-name="T20">method inside the </text:span><text:span text:style-name="Source_20_Text"><text:span text:style-name="T27">checkPositive</text:span></text:span><text:span text:style-name="T23"> </text:span><text:span text:style-name="T20">function to check if every element in </text:span><text:span text:style-name="Source_20_Text"><text:span text:style-name="T27">arr</text:span></text:span><text:span text:style-name="T23"> </text:span><text:span text:style-name="T20">is positive. The function should return a Boolean value.</text:span> </text:p>
      <text:p text:style-name="P45"><text:span text:style-name="T1">function</text:span> <text:span text:style-name="T7">checkPositive</text:span>(<text:span text:style-name="T7">arr</text:span>) {</text:p>
      <text:p text:style-name="P6">// Add your code below this line</text:p>
      <text:p text:style-name="P1"><text:span text:style-name="T1">let</text:span> <text:span text:style-name="T7">result</text:span> = <text:span text:style-name="T7">arr</text:span>.<text:span text:style-name="T7">every</text:span>(<text:span text:style-name="T1">function</text:span>(<text:span text:style-name="T7">currentValue</text:span>) {</text:p>
      <text:p text:style-name="P1"><text:span text:style-name="T1">return</text:span> <text:span text:style-name="T7">currentValue</text:span> &gt; <text:span text:style-name="T15">0</text:span>;</text:p>
      <text:p text:style-name="P1">});</text:p>
      <text:p text:style-name="P1"><text:span text:style-name="T1">return</text:span> <text:span text:style-name="T7">result</text:span>;</text:p>
      <text:p text:style-name="P6">// Add your code above this line</text:p>
      <text:p text:style-name="P1">}</text:p>
      <text:p text:style-name="P1"><text:span text:style-name="T7">console</text:span>.<text:span text:style-name="T7">log</text:span>(<text:span text:style-name="T7">checkPositive</text:span>([<text:span text:style-name="T15">1</text:span>, <text:span text:style-name="T15">2</text:span>, <text:span text:style-name="T15">3</text:span>, -<text:span text:style-name="T15">4</text:span>, <text:span text:style-name="T15">5</text:span>]));</text:p>
      <text:p text:style-name="P6">// console.log(result)</text:p>
      <text:p text:style-name="P52"/>
      <text:h text:style-name="P34" text:outline-level="2">Use the some Method to Check that Any Elements in an Array Meet a Criteria</text:h>
      <text:p text:style-name="P52"><text:span text:style-name="T20">Use the </text:span><text:span text:style-name="Source_20_Text"><text:span text:style-name="T27">some</text:span></text:span><text:span text:style-name="T23"> </text:span><text:span text:style-name="T20">method inside the </text:span><text:span text:style-name="Source_20_Text"><text:span text:style-name="T27">checkPositive</text:span></text:span><text:span text:style-name="T23"> </text:span><text:span text:style-name="T20">function to check if any element in </text:span><text:span text:style-name="Source_20_Text"><text:span text:style-name="T27">arr</text:span></text:span><text:span text:style-name="T23"> </text:span><text:span text:style-name="T20">is positive. The function should return a Boolean value.</text:span> </text:p>
      <text:p text:style-name="P45"><text:span text:style-name="T1"/></text:p>
      <text:p text:style-name="P45"><text:soft-page-break/><text:span text:style-name="T1">function</text:span> <text:span text:style-name="T7">checkPositive</text:span>(<text:span text:style-name="T7">arr</text:span>) {</text:p>
      <text:p text:style-name="P6">// Add your code below this line</text:p>
      <text:p text:style-name="P1"><text:span text:style-name="T1">let</text:span> <text:span text:style-name="T7">result</text:span> = <text:span text:style-name="T7">arr</text:span>.<text:span text:style-name="T7">some</text:span>(<text:span text:style-name="T1">function</text:span>(<text:span text:style-name="T7">currentValue</text:span>) {</text:p>
      <text:p text:style-name="P1"><text:span text:style-name="T1">return</text:span> <text:span text:style-name="T7">currentValue</text:span> &gt; <text:span text:style-name="T15">0</text:span>;</text:p>
      <text:p text:style-name="P1">});</text:p>
      <text:p text:style-name="P1"><text:span text:style-name="T1">return</text:span> <text:span text:style-name="T7">result</text:span>;</text:p>
      <text:p text:style-name="P10"/>
      <text:p text:style-name="P6">// Add your code above this line</text:p>
      <text:p text:style-name="P1">}</text:p>
      <text:p text:style-name="P1"><text:span text:style-name="T7">checkPositive</text:span>([<text:span text:style-name="T15">1</text:span>, <text:span text:style-name="T15">2</text:span>, <text:span text:style-name="T15">3</text:span>, -<text:span text:style-name="T15">4</text:span>, <text:span text:style-name="T15">5</text:span>]);</text:p>
      <text:p text:style-name="P1"/>
      <text:p text:style-name="P12">Introduction to Currying and Partial Application</text:p>
      <text:p text:style-name="P12"><text:span text:style-name="T20">Fill in the body of the </text:span><text:span text:style-name="Source_20_Text"><text:span text:style-name="T27">add</text:span></text:span><text:span text:style-name="T23"> </text:span><text:span text:style-name="T20">function so it uses currying to add parameters </text:span><text:span text:style-name="Source_20_Text"><text:span text:style-name="T27">x</text:span></text:span><text:span text:style-name="T20">, </text:span><text:span text:style-name="Source_20_Text"><text:span text:style-name="T27">y</text:span></text:span><text:span text:style-name="T20">, and </text:span><text:span text:style-name="Source_20_Text"><text:span text:style-name="T27">z</text:span></text:span><text:span text:style-name="T20">.</text:span> </text:p>
      <text:p text:style-name="P46"><text:span text:style-name="T1">function</text:span> <text:span text:style-name="T7">add</text:span>(<text:span text:style-name="T7">x</text:span>) {</text:p>
      <text:p text:style-name="P6">// Add your code below this line</text:p>
      <text:p text:style-name="P1"><text:span text:style-name="T1">return</text:span> <text:span text:style-name="T1">function</text:span> (<text:span text:style-name="T7">y</text:span>) {</text:p>
      <text:p text:style-name="P1"><text:span text:style-name="T1">return</text:span> <text:span text:style-name="T1">function</text:span> (<text:span text:style-name="T7">z</text:span>) {</text:p>
      <text:p text:style-name="P1"><text:span text:style-name="T1">return</text:span> <text:span text:style-name="T7">x</text:span> + <text:span text:style-name="T7">y</text:span> + <text:span text:style-name="T7">z</text:span>;</text:p>
      <text:p text:style-name="P1">}</text:p>
      <text:p text:style-name="P1">}</text:p>
      <text:p text:style-name="P10"/>
      <text:p text:style-name="P6">// Add your code above this line</text:p>
      <text:p text:style-name="P1">}</text:p>
      <text:p text:style-name="P1"><text:span text:style-name="T7">console</text:span>.<text:span text:style-name="T7">log</text:span>(<text:span text:style-name="T7">add</text:span>(<text:span text:style-name="T15">10</text:span>)(<text:span text:style-name="T15">20</text:span>)(<text:span text:style-name="T15">30</text:span>));</text:p>
      <text:p text:style-name="P12"/>
      <text:p text:style-name="P1"/>
      <text:p text:style-name="P52"/>
      <text:p text:style-name="P52"/>
      <text:p text:style-name="P56"/>
      <text:p text:style-name="P43"><text:span text:style-name="T34"/></text:p>
      <text:p text:style-name="P55"><text:s/></text:p>
      <text:p text:style-name="P54"/>
      <text:p text:style-name="P54"/>
      <text:p text:style-name="P5"><text:s/></text:p>
      <text:p text:style-name="P3"/>
      <text:h text:style-name="P30" text:outline-level="2"/>
      <text:p text:style-name="P3"/>
      <text:p text:style-name="P3"/>
      <text:p text:style-name="P6"/>
      <text:p text:style-name="P1"/>
      <text:p text:style-name="P6"><text:soft-page-break/></text:p>
      <text:p text:style-name="P10"/>
      <text:p text:style-name="P1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Lato" svg:font-family="Lato, apple-system, BlinkMacSystemFont, 'Segoe UI', Roboto, Oxygen, Ubuntu, Cantarell, 'Fira Sans', 'Droid Sans', 'Helvetica Neue', sans-serif"/>
    <style:font-face style:name="Lato1" svg:font-family="Lato, sans-serif"/>
    <style:font-face style:name="SFMono-Regular" svg:font-family="SFMono-Regular, Consolas, 'Roboto Mono', 'Droid Sans Mono', 'Liberation Mono', Menlo, Courier,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8T15:39:08.802000000</meta:creation-date>
    <dc:date>2020-09-23T19:48:55.354000000</dc:date>
    <meta:editing-duration>PT6H41M55S</meta:editing-duration>
    <meta:editing-cycles>11</meta:editing-cycles>
    <meta:generator>LibreOffice/6.2.3.2$Windows_X86_64 LibreOffice_project/aecc05fe267cc68dde00352a451aa867b3b546ac</meta:generator>
    <meta:document-statistic meta:table-count="0" meta:image-count="0" meta:object-count="0" meta:page-count="14" meta:paragraph-count="355" meta:word-count="2495" meta:character-count="15813" meta:non-whitespace-character-count="13645"/>
  </office:meta>
</office:document-meta>
</file>